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Preformatted_20_Text">
      <style:text-properties fo:font-weight="bold" style:font-weight-asian="bold" style:font-weight-complex="bold"/>
    </style:style>
    <style:style style:name="P11" style:family="paragraph" style:parent-style-name="Preformatted_20_Text">
      <style:text-properties fo:font-style="normal" style:font-style-asian="normal" style:font-style-complex="normal"/>
    </style:style>
    <style:style style:name="P12" style:family="paragraph" style:parent-style-name="Preformatted_20_Text">
      <style:text-properties fo:font-style="normal" fo:font-weight="bold" style:font-style-asian="normal" style:font-weight-asian="bold" style:font-style-complex="normal" style:font-weight-complex="bold"/>
    </style:style>
    <style:style style:name="P13" style:family="paragraph" style:parent-style-name="Preformatted_20_Text">
      <style:text-properties fo:font-style="normal" fo:font-weight="normal" style:font-style-asian="normal" style:font-weight-asian="normal" style:font-style-complex="normal" style:font-weight-complex="normal"/>
    </style:style>
    <style:style style:name="P14"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5"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6"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7"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8" style:family="paragraph" style:parent-style-name="Preformatted_20_Text">
      <style:text-properties style:text-underline-style="none"/>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23"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4" style:family="paragraph" style:parent-style-name="Table_20_Contents">
      <style:paragraph-properties fo:margin-left="0in" fo:margin-right="0in" fo:text-indent="0in" style:auto-text-indent="false"/>
    </style:style>
    <style:style style:name="P25" style:family="paragraph" style:parent-style-name="Heading_20_1">
      <style:paragraph-properties fo:break-before="page"/>
    </style:style>
    <style:style style:name="P26" style:family="paragraph" style:parent-style-name="Heading_20_2">
      <style:text-properties fo:language="en" fo:country="US"/>
    </style:style>
    <style:style style:name="P27" style:family="paragraph" style:parent-style-name="Heading_20_2">
      <style:text-properties fo:font-style="normal" style:font-style-asian="normal" style:font-style-complex="normal"/>
    </style:style>
    <style:style style:name="P28" style:family="paragraph" style:parent-style-name="Heading_20_2" style:master-page-name="">
      <style:paragraph-properties style:page-number="auto" fo:break-before="page"/>
      <style:text-properties fo:font-style="normal" style:font-style-asian="normal" style:font-style-complex="normal"/>
    </style:style>
    <style:style style:name="P29" style:family="paragraph" style:parent-style-name="Heading_20_3" style:list-style-name=""/>
    <style:style style:name="P30" style:family="paragraph" style:parent-style-name="Heading_20_3">
      <style:text-properties fo:font-style="normal" style:font-style-asian="normal" style:font-style-complex="normal"/>
    </style:style>
    <style:style style:name="P31" style:family="paragraph" style:parent-style-name="Heading_20_3" style:list-style-name="">
      <style:text-properties fo:font-style="normal" style:font-style-asian="normal" style:font-style-complex="normal"/>
    </style:style>
    <style:style style:name="P32" style:family="paragraph" style:parent-style-name="Heading_20_3">
      <style:paragraph-properties fo:break-before="page"/>
    </style:style>
    <style:style style:name="P33" style:family="paragraph" style:parent-style-name="Heading_20_3">
      <style:paragraph-properties fo:break-before="page"/>
      <style:text-properties fo:font-style="normal" style:font-style-asian="normal" style:font-style-complex="normal"/>
    </style:style>
    <style:style style:name="P34" style:family="paragraph" style:parent-style-name="Contents_20_1">
      <style:paragraph-properties>
        <style:tab-stops>
          <style:tab-stop style:position="6.2673in" style:type="right" style:leader-style="dotted" style:leader-text="."/>
        </style:tab-stops>
      </style:paragraph-properties>
    </style:style>
    <style:style style:name="P35" style:family="paragraph" style:parent-style-name="Contents_20_2">
      <style:paragraph-properties>
        <style:tab-stops>
          <style:tab-stop style:position="6.0673in" style:type="right" style:leader-style="dotted" style:leader-text="."/>
        </style:tab-stops>
      </style:paragraph-properties>
    </style:style>
    <style:style style:name="P36" style:family="paragraph" style:parent-style-name="Contents_20_3">
      <style:paragraph-properties>
        <style:tab-stops>
          <style:tab-stop style:position="5.8673in" style:type="right" style:leader-style="dotted" style:leader-text="."/>
        </style:tab-stops>
      </style:paragraph-properties>
    </style:style>
    <style:style style:name="P37" style:family="paragraph" style:parent-style-name="Preformatted_20_Text">
      <style:text-properties fo:font-style="normal" fo:font-weight="normal" style:font-style-asian="normal" style:font-weight-asian="normal" style:font-style-complex="normal" style:font-weight-complex="normal"/>
    </style:style>
    <style:style style:name="P38" style:family="paragraph" style:parent-style-name="Reference">
      <style:text-properties fo:language="en" fo:country="US"/>
    </style:style>
    <style:style style:name="P39" style:family="paragraph" style:parent-style-name="Text_20_body">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text-underline-style="none"/>
    </style:style>
    <style:style style:name="T7" style:family="text">
      <style:text-properties fo:font-weight="bold" style:font-weight-asian="bold" style:font-weight-complex="bold"/>
    </style:style>
    <style:style style:name="T8" style:family="text">
      <style:text-properties style:font-name="Courier New" fo:font-size="10pt" style:font-name-asian="Courier New" style:font-size-asian="10pt" style:font-name-complex="Courier New" style:font-size-complex="10pt"/>
    </style:style>
    <style:style style:name="T9" style:family="text">
      <style:text-properties style:use-window-font-color="true" style:font-name="Courier New" fo:font-size="10pt" style:font-name-asian="Courier New" style:font-size-asian="10pt" style:font-name-complex="Courier New" style:font-size-complex="10pt"/>
    </style:style>
    <style:style style:name="T10" style:family="text">
      <style:text-properties fo:color="#141312"/>
    </style:style>
    <style:style style:name="T11" style:family="text">
      <style:text-properties fo:language="en" fo:country="US"/>
    </style:style>
    <style:style style:name="T12" style:family="text">
      <style:text-properties fo:language="en" fo:country="US" fo:font-style="italic" style:font-style-asian="italic" style:font-style-complex="italic"/>
    </style:style>
    <style:style style:name="T13" style:family="text">
      <style:text-properties style:font-name="CMR10" fo:font-size="10pt" style:font-name-asian="CMR10" style:font-size-asian="10pt" style:font-name-complex="CMR10" style:font-size-complex="10pt"/>
    </style:style>
    <style:style style:name="T14" style:family="text">
      <style:text-properties style:font-name="CMR10" fo:font-size="10pt" fo:language="en" fo:country="US" style:font-name-asian="CMR10" style:font-size-asian="10pt" style:font-name-complex="CMR10" style:font-size-complex="10pt"/>
    </style:style>
    <style:style style:name="T15" style:family="text">
      <style:text-properties style:font-name="CMR10" fo:font-size="10pt" fo:language="en" fo:country="US" fo:font-style="italic" style:font-name-asian="CMR10" style:font-size-asian="10pt" style:font-style-asian="italic" style:font-name-complex="CMR10" style:font-size-complex="10pt" style:font-style-complex="italic"/>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4102in" draw:z-index="0">
        <draw:text-box fo:min-height="1.1835in">
          <table:table table:name="Titles" table:style-name="Titles">
            <table:table-column table:style-name="Titles.A"/>
            <table:table-column table:style-name="Titles.B"/>
            <table:table-row>
              <table:table-cell table:style-name="Titles.A1" table:number-columns-spanned="2" office:value-type="string">
                <text:p text:style-name="P9">VDMJ User Guide</text:p>
              </table:table-cell>
              <table:covered-table-cell/>
            </table:table-row>
            <table:table-row>
              <table:table-cell table:style-name="Titles.A2" office:value-type="string">
                <text:p text:style-name="Table_20_Contents">Author</text:p>
              </table:table-cell>
              <table:table-cell table:style-name="Titles.B2" office:value-type="string">
                <text:p text:style-name="Table_20_Contents">Nick Battle</text:p>
              </table:table-cell>
            </table:table-row>
            <table:table-row>
              <table:table-cell table:style-name="Titles.A2" office:value-type="string">
                <text:p text:style-name="Table_20_Contents">Date</text:p>
              </table:table-cell>
              <table:table-cell table:style-name="Titles.B2" office:value-type="string">
                <text:p text:style-name="Table_20_Contents"><text:modification-date style:data-style-name="N37">09/12/10</text:modification-date></text:p>
              </table:table-cell>
            </table:table-row>
            <table:table-row>
              <table:table-cell table:style-name="Titles.A2" office:value-type="string">
                <text:p text:style-name="Table_20_Contents">Issue</text:p>
              </table:table-cell>
              <table:table-cell table:style-name="Titles.B2" office:value-type="string">
                <text:p text:style-name="Table_20_Contents"><text:user-defined text:name="Info 1">1.0</text:user-defined></text:p>
              </table:table-cell>
            </table:table-row>
          </table:table>
          <text:p text:style-name="Table"/>
        </draw:text-box>
      </draw:frame>
      <text:p text:style-name="Standard"/>
      <text:list xml:id="list35574171" text:style-name="Outline">
        <text:list-item>
          <text:h text:style-name="P25"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4"><text:s/>0. <text:s/>Document Control<text:tab/>2</text:p>
          <text:p text:style-name="P35"><text:s/>0.1. <text:s/>Table of Contents<text:tab/>2</text:p>
          <text:p text:style-name="P35"><text:s/>0.2. <text:s/>References<text:tab/>2</text:p>
          <text:p text:style-name="P35"><text:s/>0.3. <text:s/>Document History<text:tab/>3</text:p>
          <text:p text:style-name="P35"><text:s/>0.4. <text:s/>Copyright<text:tab/>3</text:p>
          <text:p text:style-name="P34"><text:s/>1. <text:s/>Introduction<text:tab/>4</text:p>
          <text:p text:style-name="P35"><text:s/>1.1. <text:s/>VDM<text:tab/>4</text:p>
          <text:p text:style-name="P34"><text:s/>2. <text:s/>Using VDMJ<text:tab/>5</text:p>
          <text:p text:style-name="P35"><text:s/>2.1. <text:s/>Starting VDMJ<text:tab/>5</text:p>
          <text:p text:style-name="P35"><text:s/>2.2. <text:s/>Parsing, Type Checking, and Proof Obligations<text:tab/>7</text:p>
          <text:p text:style-name="P35"><text:s/>2.3. <text:s/>The Interpreter<text:tab/>8</text:p>
          <text:p text:style-name="P36"><text:s/>2.3.1. <text:s/>Suppressing Runtime Checks<text:tab/>16</text:p>
          <text:p text:style-name="P35"><text:s/>2.4. <text:s/>Debugging<text:tab/>17</text:p>
          <text:p text:style-name="P36"><text:s/>2.4.1. <text:s/>Single-threaded Debugging<text:tab/>17</text:p>
          <text:p text:style-name="P36"><text:s/>2.4.2. <text:s/>VDM++ Multi-threaded Debugging<text:tab/>20</text:p>
          <text:p text:style-name="P36"><text:s/>2.4.3. <text:s/>VDM-RT Debugging and the VDMJC Client<text:tab/>22</text:p>
          <text:p text:style-name="P34"><text:s/>3. <text:s/>Combinatorial Testing<text:tab/>27</text:p>
          <text:p text:style-name="P35"><text:s/>3.1. <text:s/>Debugging Tests<text:tab/>30</text:p>
          <text:p text:style-name="P35"><text:s/>3.2. <text:s/>Filtering Tests<text:tab/>32</text:p>
          <text:p text:style-name="P34"><text:s/>4. <text:s/>Internationalization (I18N)<text:tab/>35</text:p>
          <text:p text:style-name="P34"><text:s/>5. <text:s/>The vdmj.properties File<text:tab/>36</text:p>
          <text:p text:style-name="P34"><text:s/>6. <text:s/>Appendix A: The shmem Example<text:tab/>38</text:p>
          <text:p text:style-name="P34"><text:s/>7. <text:s/>Appendix B: Supported Character Sets<text:tab/>43</text:p>
        </text:index-body>
      </text:table-of-content>
      <text:list xml:id="list35643893" text:continue-numbering="true" text:style-name="Outline">
        <text:list-item>
          <text:list>
            <text:list-item>
              <text:h text:style-name="P26" text:outline-level="2">References</text:h>
            </text:list-item>
          </text:list>
        </text:list-item>
      </text:list>
      <text:list xml:id="list35605600"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38">The VDMTools VDM++ Language Manual, http://www.vdmtools.jp/uploads/manuals/langmanpp_a4E.pdf</text:p>
        </text:list-item>
        <text:list-item>
          <text:p text:style-name="P38">Validated Designs for Object-oriented Systems, by John Fitzgerald et. al., <text:a xlink:type="simple" xlink:href="http://www.vdmbook.com/">http://www.vdmbook.com/</text:a></text:p>
        </text:list-item>
        <text:list-item>
          <text:p text:style-name="P38">User Manual for the Overture Combinatorial Testing Plug-in, by Peter Gorm Larsen and Kenneth Lausdahl.</text:p>
        </text:list-item>
        <text:list-item>
          <text:p text:style-name="P38"><text:soft-page-break/>Overture, Open-source Tools for Formal Modelling, <text:a xlink:type="simple" xlink:href="http://www.overturetool.org/">http://www.overturetool.org/</text:a></text:p>
        </text:list-item>
        <text:list-item>
          <text:p text:style-name="P38">VDMJ Project, <text:span text:style-name="T1">SourceForge</text:span>, <text:a xlink:type="simple" xlink:href="https://sourceforge.net/projects/vdmj/">https://sourceforge.net/projects/vdmj/</text:a></text:p>
        </text:list-item>
        <text:list-item>
          <text:p text:style-name="Reference"><text:span text:style-name="T12">VDMJ Design Specification</text:span><text:span text:style-name="T11">, Nick Battle.</text:span></text:p>
        </text:list-item>
        <text:list-item>
          <text:p text:style-name="Reference"><text:span text:style-name="T15">Combinatorial Testing for VDM++</text:span><text:span text:style-name="T14">. Peter Gorm Larsen, Kenneth Lausdahl, and Nick </text:span><text:span text:style-name="T13">Battle, SEFM-2010. </text:span></text:p>
        </text:list-item>
      </text:list>
      <text:list xml:id="list35643897" text:continue-list="list35643893"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4">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text:modification-date style:data-style-name="N37">09/12/10</text:modification-date></text:p>
          </table:table-cell>
          <table:table-cell table:style-name="History.A1" office:value-type="string">
            <text:p text:style-name="Table_20_Contents">Update for Overture 0.3.0 release and misc corrections</text:p>
          </table:table-cell>
        </table:table-row>
      </table:table>
      <text:p text:style-name="Table"><text:span text:style-name="Caption_20_characters"/></text:p>
      <text:list xml:id="list35639288"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35642167"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nd a proof obligation generator. It is a command line tool only, though it is integrated with the Overture Eclipse GUI [8].</text:p>
      <text:list xml:id="list35658823"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35637597"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0">$ java -jar vdmj-2.0.1.jar</text:p>
      <text:p text:style-name="P19">VDMJ: You must specify either -vdmsl, -vdmpp or -vdmrt</text:p>
      <text:p text:style-name="P19"/>
      <text:p text:style-name="P19">Usage: VDMJ &lt;-vdmsl | -vdmpp | -vdmrt&gt; [&lt;options&gt;] [&lt;files or dirs&gt;]</text:p>
      <text:p text:style-name="P19">-vdmsl: parse files as VDM-SL</text:p>
      <text:p text:style-name="P19">-vdmpp: parse files as VDM++</text:p>
      <text:p text:style-name="P19">-vdmrt: parse files as VDM-RT</text:p>
      <text:p text:style-name="P19">-r &lt;release&gt;: VDM language release</text:p>
      <text:p text:style-name="P19">-w: suppress warning messages</text:p>
      <text:p text:style-name="P19">-q: suppress information messages</text:p>
      <text:p text:style-name="P19">-i: run the interpreter if successfully type checked</text:p>
      <text:p text:style-name="P19">-p: generate proof obligations and stop</text:p>
      <text:p text:style-name="P19">-e &lt;exp&gt;: evaluate &lt;exp&gt; and stop</text:p>
      <text:p text:style-name="P19">-c &lt;charset&gt;: select a file charset</text:p>
      <text:p text:style-name="P19">-t &lt;charset&gt;: select a console charset</text:p>
      <text:p text:style-name="P19">-o &lt;filename&gt;: save the type checked specification</text:p>
      <text:p text:style-name="P19">-default &lt;name&gt;: set the default module/class</text:p>
      <text:p text:style-name="P19">-pre: disable precondition checks</text:p>
      <text:p text:style-name="P19">-post: disable postcondition checks</text:p>
      <text:p text:style-name="P19">-inv: disable type/state invariant checks</text:p>
      <text:p text:style-name="P19">-dtc: disable all dynamic type checking</text:p>
      <text:p text:style-name="P19">-measures: disable recursive measure checking</text:p>
      <text:p text:style-name="P19">-log &lt;filename&gt;: enable real-time event logging</text:p>
      <text:p text:style-name="P19">-remote &lt;class&gt;: enable remote control</text:p>
      <text:p text:style-name="P19"/>
      <text:p text:style-name="P19"/>
      <text:p text:style-name="Text_20_body">Notice that the error indicates that the tool must be invoked with either the <text:span text:style-name="T1">-vdmsl, -vdmpp </text:span><text:span text:style-name="T2">or</text:span><text:span text:style-name="T1"> -vdmrt</text:span><text:span text:style-name="T2"> </text:span><text:span text:style-name="T1"><text:s/></text:span><text:span text:style-name="T2">option to indicate the VDM dialect and parser required. The </text:span><text:span text:style-name="T1">-r </text:span><text:span text:style-name="T2">option can be used to indicate the language release, currently </text:span><text:span text:style-name="T1">classic </text:span><text:span text:style-name="T2">or </text:span><text:span text:style-name="T1">vdm10</text:span><text:span text:style-name="T2">. The default is </text:span><text:span text:style-name="T1">classic</text:span><text:span text:style-name="T2">.</text:span></text:p>
      <text:p text:style-name="Text_20_body"><text:span text:style-name="T2">Normally, a specification will be loaded by identifying all of the VDM source files to include. If a directory is given, all the relevant source files within that directory will be loaded. At least one source file must be specified unless the </text:span><text:span text:style-name="T1">-i </text:span><text:span text:style-name="T2">option is used, in which case the interpreter can be started with no specification.</text:span></text:p>
      <text:p text:style-name="Text_20_body"><text:span text:style-name="T2">If no </text:span><text:span text:style-name="T1">-i </text:span><text:span text:style-name="T2">option is given, the tool will parse and type check the specification files only, giving any errors and warnings on standard output, then stop. <text:s/>Warnings can be suppressed with the </text:span><text:span text:style-name="T1">-w </text:span><text:span text:style-name="T2">option. The </text:span><text:span text:style-name="T1">-q </text:span><text:span text:style-name="T2">option can be used to suppress the various information messages printed (this doesn’t include errors and warnings).</text:span></text:p>
      <text:p text:style-name="Text_20_body"><text:span text:style-name="T2">The </text:span><text:span text:style-name="T1">-p </text:span><text:span text:style-name="T2">option will run the proof obligation generator and then stop, assuming the specification has no type checking errors.</text:span></text:p>
      <text:p text:style-name="Text_20_body"><text:span text:style-name="T2">For batch execution, the </text:span><text:span text:style-name="T1">-e </text:span><text:span text:style-name="T2">option can be used to identify a single expression to evaluate in the context of the loaded specification, assuming the specification has no type checking errors.</text:span></text:p>
      <text:p text:style-name="Text_20_body"><text:span text:style-name="T2">The </text:span><text:span text:style-name="T1">-c</text:span><text:span text:style-name="T2"> and </text:span><text:span text:style-name="T1">-t</text:span><text:span text:style-name="T2"> options allow the file and console character sets to be defined, respectively. This is to allow a specification written in languages other than the default for your system to be used (see section 4).</text:span></text:p>
      <text:p text:style-name="Text_20_body"><text:span text:style-name="T2">The </text:span><text:span text:style-name="T1">-o </text:span><text:span text:style-name="T2">option allows a parsed and type checked specification to be saved to a file. Such files are effectively libraries, and can be can be re-loaded without the parsing/checking overhead.</text:span></text:p>
      <text:p text:style-name="Text_20_body"><text:span text:style-name="T2">The </text:span><text:span text:style-name="T1">-default </text:span><text:span text:style-name="T2">option sets the default class or module name, otherwise the default is simply the first class or module encountered by the parser in the file list.</text:span></text:p>
      <text:p text:style-name="Text_20_body"><text:soft-page-break/><text:span text:style-name="T2">The </text:span><text:span text:style-name="T1">-pre, -post, -inv,</text:span><text:span text:style-name="T2"> </text:span><text:span text:style-name="T1">-dtc </text:span><text:span text:style-name="T2">and </text:span><text:span text:style-name="T1">-measures </text:span><text:span text:style-name="T2">options can be used to disable precondition, postcondition, invariant, dynamic type checking and recursive measure checking, respectively. By default, all these checks are performed.</text:span></text:p>
      <text:p text:style-name="Text_20_body"><text:span text:style-name="T2">The </text:span><text:span text:style-name="T1">-log </text:span><text:span text:style-name="T2">option is for use with </text:span><text:span text:style-name="T1">-vdmrt</text:span><text:span text:style-name="T2">, and causes real-time events from the model to be written to the file name given. <text:s/>These are useful with the Overture Eclipse GUI, which has a plugin to display timing diagrams [8].</text:span></text:p>
      <text:p text:style-name="Text_20_body"><text:span text:style-name="T2">The </text:span><text:span text:style-name="T1">-remote </text:span><text:span text:style-name="T2">option is for enabling the remote control of a VDMJ process by another system, typically a test generator or a user interface. See section 3.2 of the VDMJ Design Specification [10] for details.</text:span></text:p>
      <text:p text:style-name="P21">In addition to these command line options, various settings can be added to a vdmj.properties file (see section 5).</text:p>
      <text:p text:style-name="P21"/>
      <text:p text:style-name="Text_20_body"><text:span text:style-name="T2">If </text:span><text:span text:style-name="T1">flat.def </text:span><text:span text:style-name="T2">contains a simple VDM-SL specification of the factorial function, called “f”, the following </text:span><text:span text:style-name="T2">illustrate ways to test the specification, with user input shown in </text:span><text:span text:style-name="T3">bold</text:span><text:span text:style-name="T2">:</text:span></text:p>
      <text:p text:style-name="P11"/>
      <text:p text:style-name="P12">$ cat flat.def</text:p>
      <text:p text:style-name="P11"/>
      <text:p text:style-name="P11">functions</text:p>
      <text:p text:style-name="P11"/>
      <text:p text:style-name="P11">f: int -&gt; int</text:p>
      <text:p text:style-name="P11"><text:s text:c="4"/>f(a) == if a &lt; 2 then 1 else a * f(a-1)</text:p>
      <text:p text:style-name="P11"><text:s text:c="4"/>pre a &gt; 0</text:p>
      <text:p text:style-name="P11"/>
      <text:p text:style-name="P11"/>
      <text:p text:style-name="P12">$ <text:s/>java -jar vdmj-2.0.1.jar -vdmsl flat.def</text:p>
      <text:p text:style-name="P13">Parsed 1 module in 0.189 secs. No syntax errors</text:p>
      <text:p text:style-name="P13">Warning 5012: Recursive function has no measure in 'DEFAULT' (flat.def) at line 3:1</text:p>
      <text:p text:style-name="P13">Type checked 1 module in 0.058 secs. No type errors and 1 warning</text:p>
      <text:p text:style-name="P11"/>
      <text:p text:style-name="P11"/>
      <text:p text:style-name="P12">$ java -jar vdmj-2.0.1.jar -vdmsl -q -w flat.def</text:p>
      <text:p text:style-name="P11">&lt;quiet!&gt;</text:p>
      <text:p text:style-name="P11"/>
      <text:p text:style-name="P11"/>
      <text:p text:style-name="P12">$ java -jar vdmj-2.0.1.jar -vdmsl -w -e "f(10)" flat.def</text:p>
      <text:p text:style-name="P13">Parsed 1 module in 0.189 secs. No syntax errors</text:p>
      <text:p text:style-name="P13">Type checked 1 module in 0.018 secs. No type errors and suppressed 1 warning</text:p>
      <text:p text:style-name="P13">Initialized 1 module in 0.095 secs.</text:p>
      <text:p text:style-name="P13">3628800</text:p>
      <text:p text:style-name="P13">Bye</text:p>
      <text:p text:style-name="P11"/>
      <text:p text:style-name="P11"/>
      <text:p text:style-name="P12">$ java -jar vdmj-2.0.1.jar -vdmsl -e "f(10)" -q -w flat.def</text:p>
      <text:p text:style-name="P11">3628800</text:p>
      <text:p text:style-name="P11"/>
      <text:p text:style-name="P11"/>
      <text:p text:style-name="P12">$ java -jar vdmj-2.0.1.jar -vdmsl -i -w flat.def</text:p>
      <text:p text:style-name="P13">Parsed 1 module in 0.198 secs. No syntax errors</text:p>
      <text:p text:style-name="P13">Type checked 1 module in 0.018 secs. No type errors and suppressed 1 warning</text:p>
      <text:p text:style-name="P13">Initialized 1 module in 0.125 secs.</text:p>
      <text:p text:style-name="P13">Interpreter started</text:p>
      <text:p text:style-name="P12">&gt; print f(10)</text:p>
      <text:p text:style-name="P13">= 3628800</text:p>
      <text:p text:style-name="P13">Executed in 0.023 secs.</text:p>
      <text:p text:style-name="P12">&gt; quit</text:p>
      <text:p text:style-name="P13">Bye</text:p>
      <text:p text:style-name="P11"/>
      <text:p text:style-name="P12">$ java -jar vdmj-2.0.1.jar -vdmsl -p -w flat.def</text:p>
      <text:p text:style-name="P13"><text:soft-page-break/>Parsed 1 module in 0.182 secs. No syntax errors</text:p>
      <text:p text:style-name="P13">Type checked 1 module in 0.023 secs. No type errors and suppressed 1 warning</text:p>
      <text:p text:style-name="P13">Generated 1 proof obligation:</text:p>
      <text:p text:style-name="P13"/>
      <text:p text:style-name="P13">Proof Obligation 1: (Unproved)</text:p>
      <text:p text:style-name="P13">f: function apply obligation in 'DEFAULT' (flat.def) at line 4:38</text:p>
      <text:p text:style-name="P13">(forall a:int &amp; (a &gt; 0) =&gt;</text:p>
      <text:p text:style-name="P13"><text:s text:c="2"/>(not (a &lt; 2) =&gt;</text:p>
      <text:p text:style-name="P13"><text:s text:c="4"/>pre_f((a - 1))))</text:p>
      <text:p text:style-name="P11"/>
      <text:p text:style-name="P11"/>
      <text:p text:style-name="P12">$ java -jar vdmj-2.0.1.jar -vdmsl -w -e "f(0)" -w flat.def</text:p>
      <text:p text:style-name="P13">Parsed 1 module in 0.181 secs. No syntax errors</text:p>
      <text:p text:style-name="P13">Type checked 1 module in 0.027 secs. No type errors and suppressed 1 warning</text:p>
      <text:p text:style-name="P13">Initialized 1 module in 0.086 secs.</text:p>
      <text:p text:style-name="P13">Error 4055: Precondition failure: pre_f in 'DEFAULT' (console) at line 1:1</text:p>
      <text:p text:style-name="P13">Execution: Error 4055: Precondition failure: pre_f in 'DEFAULT' (console) at line 1:1</text:p>
      <text:p text:style-name="P13"><text:s text:c="8"/>a = 0</text:p>
      <text:p text:style-name="P13">In root context of f(a) in 'DEFAULT' (console) at line 1:1</text:p>
      <text:p text:style-name="P13">In root context of module scope</text:p>
      <text:p text:style-name="P13">Bye</text:p>
      <text:p text:style-name="P11"/>
      <text:p text:style-name="P11"/>
      <text:p text:style-name="P12">$ java -jar vdmj-2.0.1.jar -vdmsl -w -pre -e "f(0)" -w flat.def</text:p>
      <text:p text:style-name="P13">Parsed 1 module in 0.22 secs. No syntax errors</text:p>
      <text:p text:style-name="P13">Type checked 1 module in 0.024 secs. No type errors and suppressed 1 warning</text:p>
      <text:p text:style-name="P13">Initialized 1 module in 0.097 secs.</text:p>
      <text:p text:style-name="P13">1</text:p>
      <text:p text:style-name="P13">Bye</text:p>
      <text:p text:style-name="P11"/>
      <text:p text:style-name="P12">$ java -jar vdmj-2.0.1.jar -vdmsl -w -o flat.lib flat.def</text:p>
      <text:p text:style-name="P13">Parsed 1 module in 0.192 secs. No syntax errors</text:p>
      <text:p text:style-name="P13">Type checked 1 module in 0.02 secs. No type errors and suppressed 1 warning</text:p>
      <text:p text:style-name="P13">Saved 1 module to flat.lib in 0.108 secs.</text:p>
      <text:p text:style-name="P12">$ java -jar vdmj-2.0.1.jar -vdmsl flat.lib -e "f(10)"</text:p>
      <text:p text:style-name="P13">Loaded 1 module from flat.lib in 0.192 secs</text:p>
      <text:p text:style-name="P13">Initialized 1 module in 0.129 secs.</text:p>
      <text:p text:style-name="P13">3628800</text:p>
      <text:p text:style-name="P11">Bye</text:p>
      <text:list xml:id="list35645249" text:continue-numbering="true" text:style-name="Outline">
        <text:list-item>
          <text:list>
            <text:list-item>
              <text:h text:style-name="P27" text:outline-level="2">Parsing, Type Checking, and Proof Obligations</text:h>
            </text:list-item>
          </text:list>
        </text:list-item>
      </text:list>
      <text:p text:style-name="P21">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2">All warnings and error messages are printed on standard output, even with the </text:span><text:span text:style-name="T1">-q </text:span><text:span text:style-name="T2">option.</text:span></text:p>
      <text:p text:style-name="P21">A source file may contain VDM embedded in a LaTeX file; the markup is ignored by the parser, though reported line numbers will be correct.</text:p>
      <text:p text:style-name="P21">The Java program will return with an exit code of zero if the specification is clean (ignoring warnings). Parser or type checking errors result in an exit code of 1. <text:s/>The interpreter and PO generator always exit with a code of zero.</text:p>
      <text:list xml:id="list35650672" text:continue-numbering="true" text:style-name="Outline">
        <text:list-item>
          <text:list>
            <text:list-item>
              <text:h text:style-name="P27" text:outline-level="2"><text:soft-page-break/>The Interpreter</text:h>
            </text:list-item>
          </text:list>
        </text:list-item>
      </text:list>
      <text:p text:style-name="Text_20_body"><text:span text:style-name="T2">Assuming a specification does not contain any parse or type checking errors, the interpreter can be </text:span><text:span text:style-name="T2">started by using the </text:span><text:span text:style-name="T1">-i </text:span><text:span text:style-name="T2">command line option.</text:span></text:p>
      <text:p text:style-name="P21">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1"/>
      <text:p text:style-name="P12">$ java -jar vdmj-2.0.1.jar -vdmsl -i shmem.vdm</text:p>
      <text:p text:style-name="P13">Parsed 1 module in 0.337 secs. No syntax errors</text:p>
      <text:p text:style-name="P13">Warning 5000: Definition 'i' not used in 'M' (shmem.vdm) at line 129:7</text:p>
      <text:p text:style-name="P13">Type checked 1 module in 0.109 secs. No type errors and 1 warning</text:p>
      <text:p text:style-name="P13">Initialized 1 module in 0.091 secs.</text:p>
      <text:p text:style-name="P13">Interpreter started</text:p>
      <text:p text:style-name="P12"/>
      <text:p text:style-name="P12">&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reformatted_20_Text">debugtrace &lt;name&gt; [test number] - debug CT trace(s)</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files - list files in the current specification</text:p>
      <text:p text:style-name="Preformatted_20_Text">set [&lt;pre|post|inv|dtc|measures&gt; &lt;on|off&gt;] - set runtime checks</text:p>
      <text:p text:style-name="Preformatted_20_Text">reload - reload the current specification files</text:p>
      <text:p text:style-name="Preformatted_20_Text">load &lt;files or dirs&gt; - replace current loaded specification files</text:p>
      <text:p text:style-name="Preformatted_20_Text">quit - leave the interpreter</text:p>
      <text:p text:style-name="P11"/>
      <text:p text:style-name="P12">&gt; modules</text:p>
      <text:p text:style-name="P11">M (default)</text:p>
      <text:p text:style-name="P11"/>
      <text:p text:style-name="P12">&gt; state</text:p>
      <text:p text:style-name="P11">MQ4 = [mk_M(&lt;FREE&gt;, 0, 9999)]</text:p>
      <text:p text:style-name="P11">rseed = 87654321</text:p>
      <text:p text:style-name="P11">Memory = mk_Memory(87654321, [mk_M(&lt;FREE&gt;, 0, 9999)], [mk_M(&lt;FREE&gt;, 0, 9999)])</text:p>
      <text:p text:style-name="P11">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state</text:p>
      <text:p text:style-name="P11">M`Q4 = [mk_M(&lt;FREE&gt;, 0, 9999)]</text:p>
      <text:p text:style-name="Preformatted_20_Text"><text:span text:style-name="T2">M`rseed = </text:span><text:span text:style-name="T5">566044643</text:span></text:p>
      <text:p text:style-name="Preformatted_20_Text"><text:soft-page-break/><text:span text:style-name="T2">M`Memory = mk_Memory(</text:span><text:span text:style-name="T5">566044643</text:span><text:span text:style-name="T2">, [mk_M(&lt;FREE&gt;, 0, 9999)], [mk_M(&lt;FREE&gt;, 0, 9999)])</text:span></text:p>
      <text:p text:style-name="P11">M`Q3 = [mk_M(&lt;FREE&gt;, 0, 9999)]</text:p>
      <text:p text:style-name="P11"/>
      <text:p text:style-name="P12">&gt; init</text:p>
      <text:p text:style-name="P11">Cleared all coverage information</text:p>
      <text:p text:style-name="P11">Global context initialized</text:p>
      <text:p text:style-name="P11"/>
      <text:p text:style-name="P12">&gt; state</text:p>
      <text:p text:style-name="P11">M`Q4 = [mk_M(&lt;FREE&gt;, 0, 9999)]</text:p>
      <text:p text:style-name="P11">M`rseed = 87654321</text:p>
      <text:p text:style-name="P11">M`Memory = mk_Memory(87654321, [mk_M(&lt;FREE&gt;, 0, 9999)], [mk_M(&lt;FREE&gt;, 0, 9999)])</text:p>
      <text:p text:style-name="P11">M`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env</text:p>
      <text:p text:style-name="P11">QuadrantLen2 = (nat1 * nat1 * Quadrant -&gt; nat)</text:p>
      <text:p text:style-name="P11">BestFit = (nat1 ==&gt; bool)</text:p>
      <text:p text:style-name="P11">inc = (() ==&gt; ())</text:p>
      <text:p text:style-name="P11">QuadrantLen0 = (Quadrant -&gt; nat)</text:p>
      <text:p text:style-name="P11">MQuadrantLen = (M * Quadrant -&gt; nat)</text:p>
      <text:p text:style-name="P11">add = (nat1 * nat1 * Quadrant -&gt; Quadrant)</text:p>
      <text:p text:style-name="P11">rand = (nat1 ==&gt; nat1)</text:p>
      <text:p text:style-name="P11">sizeof = (M -&gt; nat1)</text:p>
      <text:p text:style-name="P11">MAXMEM = 10000</text:p>
      <text:p text:style-name="P11">delete = (M * Quadrant -&gt; Quadrant)</text:p>
      <text:p text:style-name="P11">inv_M = (M +&gt; bool)</text:p>
      <text:p text:style-name="P11">CHUNK = 100</text:p>
      <text:p text:style-name="P11">FirstFit = (nat1 ==&gt; bool)</text:p>
      <text:p text:style-name="P11">least = (nat1 * nat1 -&gt; nat1)</text:p>
      <text:p text:style-name="P11">TryFirst = (nat ==&gt; nat)</text:p>
      <text:p text:style-name="P11">pre_DeleteOne = (Memory +&gt; bool)</text:p>
      <text:p text:style-name="P11">pre_add = (nat1 * nat1 * Quadrant +&gt; bool)</text:p>
      <text:p text:style-name="P11">spacefor = (nat1 * Quadrant -&gt; nat1)</text:p>
      <text:p text:style-name="P11">inv_Memory = (Memory +&gt; bool)</text:p>
      <text:p text:style-name="P11">fragments = (Quadrant -&gt; nat)</text:p>
      <text:p text:style-name="P11">combine = (Quadrant -&gt; Quadrant)</text:p>
      <text:p text:style-name="P11">seed = (nat1 ==&gt; ())</text:p>
      <text:p text:style-name="P11">DeleteOne = (() ==&gt; ())</text:p>
      <text:p text:style-name="P11">bestfit = (nat1 * Quadrant -&gt; nat1)</text:p>
      <text:p text:style-name="P11">Reset = (() ==&gt; ())</text:p>
      <text:p text:style-name="P11">QuadrantLen = (nat1 * Quadrant -&gt; nat)</text:p>
      <text:p text:style-name="P11">main = (nat1 * nat1 ==&gt; seq of ((&lt;BEST&gt; | &lt;FIRST&gt; | &lt;SAME&gt;)))</text:p>
      <text:p text:style-name="P11">TryBest = (nat ==&gt; nat)</text:p>
      <text:p text:style-name="P11">init_Memory = (Memory +&gt; bool)</text:p>
      <text:p text:style-name="P11"/>
      <text:p text:style-name="P12">&gt; pog</text:p>
      <text:p text:style-name="P11">Generated 55 proof obligations: <text:s text:c="77"/></text:p>
      <text:p text:style-name="P11"/>
      <text:p text:style-name="P11">Proof Obligation 1: (Unproved)</text:p>
      <text:p text:style-name="P11">sizeof: subtype obligation in 'M' (shmem.vdm) at line 38:1</text:p>
      <text:p text:style-name="P11">(forall m:M &amp; <text:s text:c="44"/></text:p>
      <text:p text:style-name="P11"><text:s text:c="2"/>(((m.stop) - (m.start)) + 1) &gt; 0) <text:s text:c="22"/></text:p>
      <text:p text:style-name="P11"/>
      <text:p text:style-name="P11">Proof Obligation 2: (Unproved)</text:p>
      <text:p text:style-name="P11">spacefor: recursive function obligation in 'M' (shmem.vdm) at line 48:1</text:p>
      <text:p text:style-name="P11"><text:soft-page-break/>...</text:p>
      <text:p text:style-name="P11"/>
      <text:p text:style-name="P11">Proof Obligation 54: (Unproved)</text:p>
      <text:p text:style-name="P11">main: state invariant obligation in 'M' (shmem.vdm) at line 239:11</text:p>
      <text:p text:style-name="P11">-- After result := (result ^ [&lt;BEST&gt;])</text:p>
      <text:p text:style-name="P11">let mk_Memory(-, q3, q4) = Memory in (((len q3) &gt; 0) and ((len q4) &gt; 0))</text:p>
      <text:p text:style-name="P11"/>
      <text:p text:style-name="P11">Proof Obligation 55: (Unproved)</text:p>
      <text:p text:style-name="P11">main: state invariant obligation in 'M' (shmem.vdm) at line 240:11</text:p>
      <text:p text:style-name="P11">-- After result := (result ^ [&lt;FIRST&gt;])</text:p>
      <text:p text:style-name="P11">let mk_Memory(-, q3, q4) = Memory in (((len q3) &gt; 0) and ((len q4) &gt; 0))</text:p>
      <text:p text:style-name="P11">&gt;</text:p>
      <text:p text:style-name="P11"/>
      <text:p text:style-name="Text_20_body"><text:span text:style-name="T2">This example shows a VDM-SL specification called </text:span><text:span text:style-name="T1">shmem.vdm </text:span><text:span text:style-name="T2">being loaded. <text:s/>The </text:span><text:span text:style-name="T1">help </text:span><text:span text:style-name="T2">command lists the interpreter commands available. <text:s/>Note that several of them regard the setting of breakpoints, </text:span><text:span text:style-name="T2">which is covered in the next section.</text:span></text:p>
      <text:p text:style-name="Text_20_body"><text:span text:style-name="T2">The </text:span><text:span text:style-name="T1">modules </text:span><text:span text:style-name="T2">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2">rather than </text:span><text:span text:style-name="T1">print M`xyz</text:span><text:span text:style-name="T2">). <text:s/>The default module can be changed with the </text:span><text:span text:style-name="T1">default </text:span><text:span text:style-name="T2">command.</text:span></text:p>
      <text:p text:style-name="Text_20_body"><text:span text:style-name="T2">The </text:span><text:span text:style-name="T1">state </text:span><text:span text:style-name="T2">command lists the content of the default module’s state. <text:s/>This can be changed by </text:span><text:span text:style-name="T2">operations, as can be seen by the two calls to </text:span><text:span text:style-name="T1">rand </text:span><text:span text:style-name="T2">which change the </text:span><text:span text:style-name="T1">rseed </text:span><text:span text:style-name="T2">value in the state (a pseudo-random number generator). The </text:span><text:span text:style-name="T1">init </text:span><text:span text:style-name="T2">command will re-initialize the state to its original value, illustrated by the fact that two subsequent calls to </text:span><text:span text:style-name="T1">rand </text:span><text:span text:style-name="T2">return the same results as the first two did.</text:span></text:p>
      <text:p text:style-name="Text_20_body"><text:span text:style-name="T2">The </text:span><text:span text:style-name="T1">print </text:span><text:span text:style-name="T2">command can be used to evaluate any expression.</text:span></text:p>
      <text:p text:style-name="Text_20_body"><text:span text:style-name="T2">The </text:span><text:span text:style-name="T1">env </text:span><text:span text:style-name="T2">command lists all the values in the global environment of the default module. <text:s/>This shows the </text:span><text:span text:style-name="T2">functions, operations and constant values defined in the module. <text:s/>Note that it includes invariant, initialization and pre/postcondition functions.</text:span></text:p>
      <text:p text:style-name="Text_20_body"><text:span text:style-name="T2">The </text:span><text:span text:style-name="T1">pog </text:span><text:span text:style-name="T2">command (proof obligation generator) generates a list of proof obligations for the </text:span><text:span text:style-name="T2">specification.</text:span></text:p>
      <text:p text:style-name="Text_20_body"><text:span text:style-name="T2">The </text:span><text:span text:style-name="T1">assert </text:span><text:span text:style-name="T2">command (illustrated below) can take a list of assertions from a file, and execute each of them in turn, raising an error for any assertion which is false. <text:s/>The assertions in the file must be simple </text:span><text:span text:style-name="T2">boolean expressions, one per line:</text:span></text:p>
      <text:p text:style-name="P11"/>
      <text:p text:style-name="Preformatted_20_Text"><text:span text:style-name="T3">$ cat rand.assertions</text:span><text:span text:style-name="T2"> </text:span></text:p>
      <text:p text:style-name="P11">rand(100) = 71</text:p>
      <text:p text:style-name="P11">rand(100) = 44</text:p>
      <text:p text:style-name="P11">$ </text:p>
      <text:p text:style-name="P11"><text:s text:c="2"/></text:p>
      <text:p text:style-name="P12">$ java -jar vdmj-2.0.1.jar -vdmsl -i shmem.vdm</text:p>
      <text:p text:style-name="P13">Parsed 1 module in 0.339 secs. No syntax errors</text:p>
      <text:p text:style-name="P13">Warning 5000: Definition 'i' not used in 'M' (shmem.vdm) at line 129:7</text:p>
      <text:p text:style-name="P13">Type checked 1 module in 0.059 secs. No type errors and 1 warning</text:p>
      <text:p text:style-name="P13">Initialized 1 module in 0.08 secs.</text:p>
      <text:p text:style-name="P13">Interpreter started</text:p>
      <text:p text:style-name="P13">&gt;</text:p>
      <text:p text:style-name="P12">&gt; assert rand.assertions</text:p>
      <text:p text:style-name="P13">PASSED all 2 assertions from rand.assertions</text:p>
      <text:p text:style-name="P12">&gt; assert rand.assertions</text:p>
      <text:p text:style-name="P13">FAILED: rand(100) = 71</text:p>
      <text:p text:style-name="P13">FAILED: rand(100) = 44</text:p>
      <text:p text:style-name="P13">FAILED 2 and passed 0 assertions from rand.assertions</text:p>
      <text:p text:style-name="P12">&gt; init</text:p>
      <text:p text:style-name="P13">Cleared all coverage information</text:p>
      <text:p text:style-name="P13">Global context initialized</text:p>
      <text:p text:style-name="P12">&gt; assert rand.assertions</text:p>
      <text:p text:style-name="P13">PASSED all 2 assertions from rand.assertions</text:p>
      <text:p text:style-name="P12">&gt; quit</text:p>
      <text:p text:style-name="P13">Bye</text:p>
      <text:p text:style-name="P21"><text:soft-page-break/></text:p>
      <text:p text:style-name="Text_20_body"><text:span text:style-name="T2">The example is an assertion file which states that the first and second invocations of the </text:span><text:span text:style-name="T1">rand </text:span><text:span text:style-name="T2">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2">command resets the state, so the assertions work correctly again.</text:span></text:p>
      <text:p text:style-name="Text_20_body"><text:span text:style-name="T2">The </text:span><text:span text:style-name="T1">files </text:span><text:span text:style-name="T2">command will list the file names that comprise the current loaded specification. The </text:span><text:span text:style-name="T1">reload </text:span><text:span text:style-name="T2">command will re-parse and check the specification files currently loaded. The </text:span><text:span text:style-name="T1">load </text:span><text:span text:style-name="T2">command will replace the currently loaded specification with a new set of files. Note that if there are any errors in the parse or type check of the files, the interpreter will exit after </text:span><text:span text:style-name="T1">reload </text:span><text:span text:style-name="T2">or </text:span><text:span text:style-name="T1">load.</text:span></text:p>
      <text:p text:style-name="P21">The <text:span text:style-name="T1">set </text:span>command allows you to change the runtime checks in force (This is the same as the -pre, -post, -inv, -dtc and -measures command line options). Using the command without arguments will list the current settings.</text:p>
      <text:p text:style-name="P21">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7">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5">&gt; </text:p>
      <text:p text:style-name="P17"/>
      <text:p text:style-name="P21">Most of the interpreter commands for a VDM++ specification are the same as for VDM-SL, with the following differences:</text:p>
      <text:p text:style-name="P11"/>
      <text:p text:style-name="P12">$ java -jar vdmj-2.0.1.jar -vdmpp -i</text:p>
      <text:p text:style-name="P13">Initialized 1 class in 0.183 secs.</text:p>
      <text:p text:style-name="P13">Interpreter started</text:p>
      <text:p text:style-name="P12">&gt; help</text:p>
      <text:p text:style-name="P13">classes - list the loaded class names</text:p>
      <text:p text:style-name="P13">default &lt;class&gt; - set the default class name</text:p>
      <text:p text:style-name="P13">create &lt;id&gt; := &lt;exp&gt; - create a named variable</text:p>
      <text:p text:style-name="P13">print &lt;expression&gt; - evaluate expression</text:p>
      <text:p text:style-name="P13">runtrace &lt;name&gt; [test number] - run CT trace(s)</text:p>
      <text:p text:style-name="P13">debugtrace &lt;name&gt; [test number] - debug CT trace(s)</text:p>
      <text:p text:style-name="P13">assert &lt;file&gt; - run assertions from a file</text:p>
      <text:p text:style-name="P13">init - re-initialize the global environment</text:p>
      <text:p text:style-name="P13">env - list the global symbols in the default environment</text:p>
      <text:p text:style-name="P13">pog [&lt;function/operation&gt;] - generate proof obligations</text:p>
      <text:p text:style-name="P13">break [&lt;file&gt;:]&lt;line#&gt; [&lt;condition&gt;] - create a breakpoint</text:p>
      <text:p text:style-name="P13">break &lt;function/operation&gt; [&lt;condition&gt;] - create a breakpoint</text:p>
      <text:p text:style-name="P13">trace [&lt;file&gt;:]&lt;line#&gt; [&lt;exp&gt;] - create a tracepoint</text:p>
      <text:p text:style-name="P13">trace &lt;function/operation&gt; [&lt;exp&gt;] - create a tracepoint</text:p>
      <text:p text:style-name="P13">remove &lt;breakpoint#&gt; - remove a trace/breakpoint</text:p>
      <text:p text:style-name="P13">list - list breakpoints</text:p>
      <text:p text:style-name="P13">coverage clear|write &lt;dir&gt;|merge &lt;dir&gt;|&lt;filenames&gt; - handle line coverage</text:p>
      <text:p text:style-name="P13">latex|latexdoc [&lt;files&gt;] - generate LaTeX line coverage files</text:p>
      <text:p text:style-name="P13">files - list files in the current specification</text:p>
      <text:p text:style-name="P13">set [&lt;pre|post|inv|dtc|measures&gt; &lt;on|off&gt;] - set runtime checks</text:p>
      <text:p text:style-name="P13">reload - reload the current specification files</text:p>
      <text:p text:style-name="P13">load &lt;files or dirs&gt; - replace current loaded specification files</text:p>
      <text:p text:style-name="P13">quit - leave the interpreter</text:p>
      <text:p text:style-name="P13">&gt;</text:p>
      <text:p text:style-name="P11"/>
      <text:p text:style-name="P11"><text:soft-page-break/></text:p>
      <text:p text:style-name="Text_20_body"><text:span text:style-name="T2">The </text:span><text:span text:style-name="T1">classes </text:span><text:span text:style-name="T2">command replaces the </text:span><text:span text:style-name="T1">modules</text:span><text:span text:style-name="T2"> command, but is similar in that it lists the names of the classes loaded, identifying the default. <text:s/>The </text:span><text:span text:style-name="T1">default </text:span><text:span text:style-name="T2">command is used to change the default class. <text:s/></text:span><text:span text:style-name="T2">There is no </text:span><text:span text:style-name="T1">state </text:span><text:span text:style-name="T2">command because VDM++ objects contain state within instances of themselves as instance variables. <text:s/>The state values for any object can be printed with the </text:span><text:span text:style-name="T1">print </text:span><text:span text:style-name="T2">command. <text:s/>The </text:span><text:span text:style-name="T1">init </text:span><text:span text:style-name="T2">and </text:span><text:span text:style-name="T1">env </text:span><text:span text:style-name="T2">commands do the same thing, re-initializing static class members and printing the names and </text:span><text:span text:style-name="T2">types of public static values accessing from the global context. The </text:span><text:span text:style-name="T1">create </text:span><text:span text:style-name="T2">command can be used to </text:span><text:span text:style-name="T2">create a new (synthetic) public static of a given name, which can then be used in further evaluations.</text:span></text:p>
      <text:p text:style-name="P21">The following example illustrates:</text:p>
      <text:p text:style-name="P11"/>
      <text:p text:style-name="P12">$ cat test.vpp</text:p>
      <text:p text:style-name="P11">class A</text:p>
      <text:p text:style-name="P11"/>
      <text:p text:style-name="P11">instance variables</text:p>
      <text:p text:style-name="P11"><text:s text:c="2"/>si:int;</text:p>
      <text:p text:style-name="P11"><text:s text:c="2"/>sj:int;</text:p>
      <text:p text:style-name="P11"><text:s text:c="2"/>public static sk:int := 123;</text:p>
      <text:p text:style-name="P11"/>
      <text:p text:style-name="P11">operations</text:p>
      <text:p text:style-name="P11"/>
      <text:p text:style-name="P11">public op: int * int ==&gt; int</text:p>
      <text:p text:style-name="P11"><text:s text:c="2"/>op(i, j) ==</text:p>
      <text:p text:style-name="P11"><text:s text:c="2"/>( si := i;</text:p>
      <text:p text:style-name="P11"><text:s text:c="4"/>sj := j;</text:p>
      <text:p text:style-name="P11"><text:s text:c="4"/>sk := i + j;</text:p>
      <text:p text:style-name="P11"><text:s text:c="4"/>return sk;</text:p>
      <text:p text:style-name="P11"><text:s text:c="2"/>);</text:p>
      <text:p text:style-name="P11"/>
      <text:p text:style-name="P11">public static test: () ==&gt; int</text:p>
      <text:p text:style-name="P11"><text:s text:c="4"/>test() == let a = new A() in a.op(1, 2);</text:p>
      <text:p text:style-name="P11"/>
      <text:p text:style-name="P11">end A</text:p>
      <text:p text:style-name="P11"/>
      <text:p text:style-name="P11"/>
      <text:p text:style-name="P12">$ java -jar vdmj-2.0.1.jar -vdmpp -i test.vpp <text:s text:c="9"/></text:p>
      <text:p text:style-name="P13">Parsed 1 class in 0.236 secs. No syntax errors <text:s text:c="26"/></text:p>
      <text:p text:style-name="P13">Warning 5001: Instance variable 'si' is not initialized in 'A' (test.vpp) at line 4:3</text:p>
      <text:p text:style-name="P13">Warning 5001: Instance variable 'sj' is not initialized in 'A' (test.vpp) at line 5:3</text:p>
      <text:p text:style-name="P13">Type checked 1 class in 0.02 secs. No type errors and 2 warnings <text:s text:c="20"/></text:p>
      <text:p text:style-name="P13">Initialized 1 class in 0.052 secs. <text:s text:c="50"/></text:p>
      <text:p text:style-name="P13">Interpreter started <text:s text:c="65"/></text:p>
      <text:p text:style-name="P12">&gt; classes <text:s text:c="75"/></text:p>
      <text:p text:style-name="P13">A (default) <text:s text:c="73"/></text:p>
      <text:p text:style-name="P12">&gt; state <text:s text:c="77"/></text:p>
      <text:p text:style-name="P13">Command not available in this context <text:s text:c="47"/></text:p>
      <text:p text:style-name="P12">&gt; p new A() <text:s text:c="73"/></text:p>
      <text:p text:style-name="P13">= A{#1, si:=undefined, sj:=undefined, sk:=123}</text:p>
      <text:p text:style-name="P13">Executed in 0.026 secs.</text:p>
      <text:p text:style-name="P12">&gt; env</text:p>
      <text:p text:style-name="P13">test() = (() ==&gt; int)</text:p>
      <text:p text:style-name="P13">sk = 123</text:p>
      <text:p text:style-name="P12">&gt; p test()</text:p>
      <text:p text:style-name="P13">= 3</text:p>
      <text:p text:style-name="P13">Executed in 0.0070 secs.</text:p>
      <text:p text:style-name="P12">&gt; env</text:p>
      <text:p text:style-name="P13">test() = (() ==&gt; int)</text:p>
      <text:p text:style-name="P13">sk = 3</text:p>
      <text:p text:style-name="P12">&gt; p new A().op(123,456)</text:p>
      <text:p text:style-name="P13">= 579</text:p>
      <text:p text:style-name="P13">Executed in 0.0090 secs.</text:p>
      <text:p text:style-name="P12"><text:soft-page-break/>&gt; env</text:p>
      <text:p text:style-name="P13">test() = (() ==&gt; int)</text:p>
      <text:p text:style-name="P13">sk = 579</text:p>
      <text:p text:style-name="P12">&gt; create a := new A()</text:p>
      <text:p text:style-name="P12">&gt; env</text:p>
      <text:p text:style-name="P13">test() = (() ==&gt; int)</text:p>
      <text:p text:style-name="P13">sk = 579</text:p>
      <text:p text:style-name="P13">a = A{#4, si:=undefined, sj:=undefined, sk:=579}</text:p>
      <text:p text:style-name="P12">&gt; p a.op(111,222)</text:p>
      <text:p text:style-name="P13">= 333</text:p>
      <text:p text:style-name="P13">Executed in 0.0020 secs.</text:p>
      <text:p text:style-name="P12">&gt; env</text:p>
      <text:p text:style-name="P13">test() = (() ==&gt; int)</text:p>
      <text:p text:style-name="P13">sk = 333</text:p>
      <text:p text:style-name="P13">a = A{#4, si:=111, sj:=222, sk:=333}</text:p>
      <text:p text:style-name="P12">&gt; quit</text:p>
      <text:p text:style-name="P19">Bye</text:p>
      <text:p text:style-name="P19"/>
      <text:p text:style-name="P11"/>
      <text:p text:style-name="Text_20_body"><text:span text:style-name="T2">Executing a specification written in the VDM-RT dialect is essentially the same as with VDM++. There is one additional command, </text:span><text:span text:style-name="T1">log</text:span><text:span text:style-name="T2">, which is used to indicate where real-time events from the interpreter should be sent:</text:span></text:p>
      <text:p text:style-name="P12"/>
      <text:p text:style-name="P12">&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11"/>
      <text:p text:style-name="Text_20_body"><text:span text:style-name="T2">By default, event logging is turned off. But logging can be enabled to the console by using </text:span><text:span text:style-name="T1">log </text:span><text:span text:style-name="T2">with no arguments, or to a file using </text:span><text:span text:style-name="T1">log &lt;filename&gt;</text:span><text:span text:style-name="T2">. Logging can subsequently be turned off again by using </text:span><text:span text:style-name="T1">log off</text:span><text:span text:style-name="T2">. For example, the following can be used to see the real time events for the initialization of a VDM-RT specification:</text:span></text:p>
      <text:p text:style-name="P12"/>
      <text:p text:style-name="P12">&gt; log</text:p>
      <text:p text:style-name="Preformatted_20_Text">RT events now logged to the console</text:p>
      <text:p text:style-name="Preformatted_20_Text"/>
      <text:p text:style-name="P10">&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text:soft-page-break/>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0">&gt; log off</text:p>
      <text:p text:style-name="Preformatted_20_Text">RT event logging disabled</text:p>
      <text:p text:style-name="P15"><text:s/></text:p>
      <text:p text:style-name="P11"/>
      <text:p text:style-name="Text_20_body"><text:span text:style-name="T2">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2">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0">&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10">&gt; p new A().f(1,2)</text:p>
      <text:p text:style-name="Preformatted_20_Text">= 0.5</text:p>
      <text:p text:style-name="Preformatted_20_Text">Executed in 0.036 secs. </text:p>
      <text:p text:style-name="Preformatted_20_Text">&gt; </text:p>
      <text:p text:style-name="P10">&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oft-page-break/><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2">command displays the source code of the loaded specification (by default, all source files are listed), with “+” and “-” signs in the left hand column indicating lines which have been </text:span><text:span text:style-name="T2">executed or not, respectively. In the example above, there are only three executable lines. Initially, </text:span><text:span text:style-name="T2">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Typically, the testing of a specification will be incremental, and so it is convenient to be able to “save” the coverage achieved in each test session, and subsequently merge the results together. This can be achieved with the </text:span><text:span text:style-name="T1">write &lt;dir&gt; </text:span><text:span text:style-name="T2">and </text:span><text:span text:style-name="T1">merge &lt;dir&gt; </text:span><text:span text:style-name="T2">options to the </text:span><text:span text:style-name="T1">coverage </text:span><text:span text:style-name="T2">command. The </text:span><text:span text:style-name="T1">write </text:span><text:span text:style-name="T2">option saves the current coverage information in </text:span><text:span text:style-name="T1">&lt;dir&gt;</text:span><text:span text:style-name="T2"> for each specification file loaded; the </text:span><text:span text:style-name="T1">merge </text:span><text:span text:style-name="T2">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2">Detailed coverage information is available with the </text:span><text:span text:style-name="T1">latex </text:span><text:span text:style-name="T2">and </text:span><text:span text:style-name="T1">latexdoc </text:span><text:span text:style-name="T2">commands. These write LaTeX </text:span><text:span text:style-name="T2">files with parts of the specification highlighted where they have not been executed. The LaTeX output also contains a table of percentage cover by module/class and the number of times functions and operations were hit during the execution. The </text:span><text:span text:style-name="T1">latexdoc </text:span><text:span text:style-name="T2">command is the same, except that output files are wrapped in LaTeX document headers. The LaTeX output files are written to the same directory as source files, one per source file, with the extension .tex.</text:span></text:p>
      <text:p text:style-name="P11"/>
      <text:p text:style-name="P12">&gt; latex</text:p>
      <text:p text:style-name="P11">Latex coverage written to coverage.vpp.tex</text:p>
      <text:p text:style-name="P11">&gt;</text:p>
      <text:p text:style-name="P11"/>
      <text:p text:style-name="Text_20_body"><text:span text:style-name="T2">Coverage information is reset when a specification is loaded or initialized, or when the command </text:span><text:span text:style-name="T1">coverage clear </text:span><text:span text:style-name="T2">is executed, otherwise coverage is cumulative. If several files are loaded, the coverage for just one </text:span><text:span text:style-name="T2">source file can be listed with </text:span><text:span text:style-name="T1">coverage</text:span><text:span text:style-name="T2"> &lt;</text:span><text:span text:style-name="T1">file</text:span><text:span text:style-name="T2">&gt; or </text:span><text:span text:style-name="T1">latex &lt;file&gt;.</text:span></text:p>
      <text:h text:style-name="P31" text:outline-level="3"/>
      <text:list xml:id="list35657223" text:continue-numbering="true" text:style-name="Outline">
        <text:list-item>
          <text:list>
            <text:list-item>
              <text:list>
                <text:list-item>
                  <text:h text:style-name="P33" text:outline-level="3">Suppressing Runtime Checks</text:h>
                </text:list-item>
              </text:list>
            </text:list-item>
          </text:list>
        </text:list-item>
      </text:list>
      <text:p text:style-name="P21">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2">However, the checks also take a certain amount of processing power and result in a slower evaluation of expressions or tests. If you are certain that a specification will not violate the checks, you can use the </text:span><text:span text:style-name="T1">-pre, -post, -inv,</text:span><text:span text:style-name="T2"> </text:span><text:span text:style-name="T1">-dtc </text:span><text:span text:style-name="T2">and </text:span><text:span text:style-name="T1">-measures </text:span><text:span text:style-name="T2">options to selectively suppress them. These can either be passed on the command line to VDMJ, or issued at any time via the </text:span><text:span text:style-name="T1">set </text:span><text:span text:style-name="T2">command.</text:span></text:p>
      <text:p text:style-name="Text_20_body"><text:span text:style-name="T2">The </text:span><text:span text:style-name="T1">-pre </text:span><text:span text:style-name="T2">and </text:span><text:span text:style-name="T1">-post </text:span><text:span text:style-name="T2">options suppress the evaluation of both function and operation pre- and postconditions. <text:s/>The </text:span><text:span text:style-name="T1">-inv </text:span><text:span text:style-name="T2">option suppresses the evaluation of type invariants, state invariants (in VDM-</text:span><text:span text:style-name="T2">SL) and class invariants (in VDM++ and VDM-RT). The </text:span><text:span text:style-name="T1">-dtc </text:span><text:span text:style-name="T2">option (</text:span><text:span text:style-name="T1">dynamic type checking</text:span><text:span text:style-name="T2">) is equivalent to </text:span><text:span text:style-name="T1">-inv </text:span><text:span text:style-name="T2">plus suppression of the checks that occur whenever a value of one type is assigned to another (eg. in parameter passing, result returns, in "let" definitions and binds, variable initializers etc). The </text:span><text:span text:style-name="T1">-measures </text:span><text:span text:style-name="T2">option suppresses recursive function measure checking.</text:span></text:p>
      <text:list xml:id="list35655165" text:continue-numbering="true" text:style-name="Outline">
        <text:list-item>
          <text:list>
            <text:list-item>
              <text:h text:style-name="P28" text:outline-level="2">Debugging</text:h>
              <text:list>
                <text:list-item>
                  <text:h text:style-name="P30" text:outline-level="3">Single-threaded Debugging</text:h>
                </text:list-item>
              </text:list>
            </text:list-item>
          </text:list>
        </text:list-item>
      </text:list>
      <text:p text:style-name="P21">As well as evaluating expressions and displaying the value of state variables, the interpreter is able to stop execution part way through an evaluation, and allow the evaluation to be single-stepped or traced, and intermediate values displayed.</text:p>
      <text:p text:style-name="P21">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Using the </text:span><text:span text:style-name="T1">class A </text:span><text:span text:style-name="T2">example from section 2.3, we can stop on the </text:span><text:span text:style-name="T1">op </text:span><text:span text:style-name="T2">operation as follows:</text:span></text:p>
      <text:p text:style-name="P11"/>
      <text:p text:style-name="P14">&gt; break op <text:s text:c="74"/></text:p>
      <text:p text:style-name="P15">Created break [1] in 'A' (test.vpp) at line 12:3 <text:s text:c="36"/></text:p>
      <text:p text:style-name="P15">12: <text:s text:c="3"/>( si := i; <text:s text:c="67"/></text:p>
      <text:p text:style-name="P14">&gt; p test() <text:s text:c="74"/></text:p>
      <text:p text:style-name="P15">Stopped break [1] in 'A' (test.vpp) at line 12:3 <text:s text:c="36"/></text:p>
      <text:p text:style-name="P15">12: <text:s text:c="3"/>( si := i; <text:s text:c="67"/></text:p>
      <text:p text:style-name="P14">[MainThread-7]&gt; help <text:s text:c="64"/></text:p>
      <text:p text:style-name="P15">step - step one expression/statement <text:s text:c="48"/></text:p>
      <text:p text:style-name="P15">next - step over functions or operations <text:s text:c="44"/></text:p>
      <text:p text:style-name="P15">out - run to the return of functions or operations <text:s text:c="34"/></text:p>
      <text:p text:style-name="P15">...</text:p>
      <text:p text:style-name="P15">load &lt;files&gt; - replace current loaded specification files <text:s text:c="27"/></text:p>
      <text:p text:style-name="P15">quit - leave the interpreter <text:s text:c="56"/></text:p>
      <text:p text:style-name="P14">[MainThread-7]&gt; stack <text:s text:c="63"/></text:p>
      <text:p text:style-name="P15">Stopped at break [1] in 'A' (test.vpp) at line 12:3 <text:s text:c="33"/></text:p>
      <text:p text:style-name="P15"><text:s text:c="8"/>j = 2 <text:s text:c="71"/></text:p>
      <text:p text:style-name="P15"><text:s text:c="8"/>i = 1 <text:s text:c="71"/></text:p>
      <text:p text:style-name="P15"><text:s text:c="8"/>self = A{#1, si:=undefined, sj:=undefined, sk:=123} <text:s text:c="25"/></text:p>
      <text:p text:style-name="P15">In object context of op(i, j) in 'A' (test.vpp) at line 19:34 <text:s text:c="23"/></text:p>
      <text:p text:style-name="P15">In context of let statement in 'A' (test.vpp) at line 19:15 <text:s text:c="25"/></text:p>
      <text:p text:style-name="P15">In class context of test() in 'A' (console) at line 1:1 <text:s text:c="29"/></text:p>
      <text:p text:style-name="P15">In root context of global static scope <text:s text:c="46"/></text:p>
      <text:p text:style-name="P14">[MainThread-7]&gt; source <text:s text:c="62"/></text:p>
      <text:p text:style-name="P15">7: <text:s text:c="82"/></text:p>
      <text:p text:style-name="P15">8: <text:s/>operations <text:s text:c="70"/></text:p>
      <text:p text:style-name="P15">9: <text:s text:c="82"/></text:p>
      <text:p text:style-name="P15">10: <text:s/>public op: int * int ==&gt; int <text:s text:c="51"/></text:p>
      <text:p text:style-name="P15">11: <text:s text:c="3"/>op(i, j) == <text:s text:c="66"/></text:p>
      <text:p text:style-name="P15">12:&gt;&gt; <text:s/>( si := i; <text:s text:c="67"/></text:p>
      <text:p text:style-name="P15">13: <text:s text:c="5"/>sj := j; <text:s text:c="67"/></text:p>
      <text:p text:style-name="P15">14: <text:s text:c="5"/>sk := i + j; <text:s text:c="63"/></text:p>
      <text:p text:style-name="P15">15: <text:s text:c="5"/>return sk; <text:s text:c="65"/></text:p>
      <text:p text:style-name="P15">16: <text:s text:c="3"/>); <text:s text:c="75"/></text:p>
      <text:p text:style-name="P15">17: <text:s text:c="81"/></text:p>
      <text:p text:style-name="P14">[MainThread-7]&gt; down <text:s text:c="64"/></text:p>
      <text:p text:style-name="P15">In context of let statement in 'A' (test.vpp) at line 19:15 <text:s text:c="25"/></text:p>
      <text:p text:style-name="P14">[MainThread-7]&gt; stack <text:s text:c="63"/></text:p>
      <text:p text:style-name="P15">Stopped at break [1] in 'A' (test.vpp) at line 12:3 <text:s text:c="33"/></text:p>
      <text:p text:style-name="P15"><text:s text:c="8"/>a = A{#1, si:=undefined, sj:=undefined, sk:=123} <text:s text:c="28"/></text:p>
      <text:p text:style-name="P15">In context of let statement in 'A' (test.vpp) at line 19:15 <text:s text:c="25"/></text:p>
      <text:p text:style-name="P15">In class context of test() in 'A' (console) at line 1:1 <text:s text:c="29"/></text:p>
      <text:p text:style-name="P15">In root context of global static scope</text:p>
      <text:p text:style-name="P14">[MainThread-7]&gt; print a</text:p>
      <text:p text:style-name="P15">a = A{#1, si:=undefined, sj:=undefined, sk:=123}</text:p>
      <text:p text:style-name="P14"><text:soft-page-break/>[MainThread-7]&gt; step</text:p>
      <text:p text:style-name="P15">Stopped in 'A' (test.vpp) at line 13:5</text:p>
      <text:p text:style-name="P15">13: <text:s text:c="5"/>sj := j;</text:p>
      <text:p text:style-name="P14">[MainThread-7]&gt; step</text:p>
      <text:p text:style-name="P15">Stopped in 'A' (test.vpp) at line 14:5</text:p>
      <text:p text:style-name="P15">14: <text:s text:c="5"/>sk := i + j;</text:p>
      <text:p text:style-name="P14">[MainThread-7]&gt; step</text:p>
      <text:p text:style-name="P15">Stopped in 'A' (test.vpp) at line 15:5</text:p>
      <text:p text:style-name="P15">15: <text:s text:c="5"/>return sk;</text:p>
      <text:p text:style-name="P14">[MainThread-7]&gt; step</text:p>
      <text:p text:style-name="P15">= 3</text:p>
      <text:p text:style-name="P15">Executed in 83.143 secs.</text:p>
      <text:p text:style-name="P14">&gt; list</text:p>
      <text:p text:style-name="P15">break [1] in 'A' (test.vpp) at line 12:3</text:p>
      <text:p text:style-name="P15">12: <text:s text:c="3"/>( si := i;</text:p>
      <text:p text:style-name="P14">&gt; break op i &lt; 10</text:p>
      <text:p text:style-name="P15">Created break [2] when "i &lt; 10" in 'A' (test.vpp) at line 12:3</text:p>
      <text:p text:style-name="P15">12: <text:s text:c="3"/>( si := i;</text:p>
      <text:p text:style-name="P14">&gt; print new A().op(1,2)</text:p>
      <text:p text:style-name="P15">Stopped break [2] when "i &lt; 10" in 'A' (test.vpp) at line 12:3</text:p>
      <text:p text:style-name="P15">12: <text:s text:c="3"/>( si := i;</text:p>
      <text:p text:style-name="P14">[MainThread-8]&gt; continue</text:p>
      <text:p text:style-name="P15">= 3</text:p>
      <text:p text:style-name="P15">Executed in 21.217 secs.</text:p>
      <text:p text:style-name="P14">&gt; print new A().op(100,200)</text:p>
      <text:p text:style-name="P15">= 300</text:p>
      <text:p text:style-name="P15">Executed in 0.0020 secs.</text:p>
      <text:p text:style-name="P15">&gt;</text:p>
      <text:p text:style-name="P15"/>
      <text:p text:style-name="P13"/>
      <text:p text:style-name="P21">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0">&gt; break 12 = 4</text:p>
      <text:p text:style-name="P19">Created break [1] when "= 4" in 'A' (test.vpp) at line 12:3</text:p>
      <text:p text:style-name="P19">12: <text:s text:c="3"/>( si := i;</text:p>
      <text:p text:style-name="P10">&gt; break 12 &gt; 4</text:p>
      <text:p text:style-name="P19">Created break [2] when "&gt; 4" in 'A' (test.vpp) at line 12:3</text:p>
      <text:p text:style-name="P19">12: <text:s text:c="3"/>( si := i;</text:p>
      <text:p text:style-name="P10">&gt; break 12 &gt;= 4</text:p>
      <text:p text:style-name="P19">Created break [3] when "&gt;= 4" in 'A' (test.vpp) at line 12:3</text:p>
      <text:p text:style-name="P19">12: <text:s text:c="3"/>( si := i;</text:p>
      <text:p text:style-name="P10">&gt; break 12 mod 4</text:p>
      <text:p text:style-name="P19">Created break [4] when "mod 4" in 'A' (test.vpp) at line 12:3</text:p>
      <text:p text:style-name="P19">12: <text:s text:c="3"/>( si := i;</text:p>
      <text:p text:style-name="P19">&gt;</text:p>
      <text:p text:style-name="Preformatted_20_Text"/>
      <text:p text:style-name="Preformatted_20_Text"/>
      <text:p text:style-name="Text_20_body">These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text:p>
      <text:p text:style-name="Preformatted_20_Text"/>
      <text:p text:style-name="Text_20_body"><text:span text:style-name="T2">The other debugger commands are fairly standard, and do what you would expect. <text:s/>You can display the call </text:span><text:span text:style-name="T1">stack</text:span><text:span text:style-name="T2">, move </text:span><text:span text:style-name="T1">up </text:span><text:span text:style-name="T2">and </text:span><text:span text:style-name="T1">down </text:span><text:span text:style-name="T2">stack frames and evaluate expressions when a breakpoint is reached. <text:s/>You can examine the </text:span><text:span text:style-name="T1">source</text:span><text:span text:style-name="T2"> for the current breakpoint. <text:s/>You can use </text:span><text:span text:style-name="T1">step</text:span><text:span text:style-name="T2"> (or </text:span><text:span text:style-name="T1">next</text:span><text:span text:style-name="T2"> or </text:span><text:span text:style-name="T1">out</text:span><text:span text:style-name="T2">, to step over and out of functions/operations). <text:s/>You can </text:span><text:span text:style-name="T1">list</text:span><text:span text:style-name="T2"> and </text:span><text:span text:style-name="T1">remove</text:span><text:span text:style-name="T2"> breakpoints by number.</text:span></text:p>
      <text:p text:style-name="Text_20_body"><text:span text:style-name="T2">Tracepoints are similar to breakpoints, except there is an implicit </text:span><text:span text:style-name="T1">continue </text:span><text:span text:style-name="T2">command after they have printed the value of the expression they contain:</text:span></text:p>
      <text:p text:style-name="P11"><text:soft-page-break/></text:p>
      <text:p text:style-name="P10">&gt; trace 14 sk</text:p>
      <text:p text:style-name="P19">Created trace [1] show "sk" in 'A' (test.vpp) at line 14:5</text:p>
      <text:p text:style-name="P19">14: <text:s text:c="5"/>sk := i + j;</text:p>
      <text:p text:style-name="P10">&gt; p test()</text:p>
      <text:p text:style-name="P19">sk = 123 at [1]</text:p>
      <text:p text:style-name="P19">= 3</text:p>
      <text:p text:style-name="P19">Executed in 0.026 secs.</text:p>
      <text:p text:style-name="P19">&gt;</text:p>
      <text:p text:style-name="P13"/>
      <text:p text:style-name="P21">Note that new breakpoints and tracepoints can be set when stopped in the debugger (ie. when the command prompt is “[thread-name-n]&gt;”). <text:s/>Setting a trace or breakpoint at the same location as an existing one replaces the existing one silently.</text:p>
      <text:p text:style-name="P21">Some commonly used commands can be abbreviated to a single letter: s for step, n for next, o for out, p for print, c for continue.</text:p>
      <text:p text:style-name="P21">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0">&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0">[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0">[MainThread-7]&gt; p x</text:p>
      <text:p text:style-name="Preformatted_20_Text">x = -1</text:p>
      <text:p text:style-name="P10">[MainThread-7]&gt; p y</text:p>
      <text:p text:style-name="Preformatted_20_Text">y = 0</text:p>
      <text:p text:style-name="P10">[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h text:style-name="P29" text:outline-level="3"/>
      <text:list xml:id="list35662232" text:continue-numbering="true" text:style-name="Outline">
        <text:list-item>
          <text:list>
            <text:list-item>
              <text:list>
                <text:list-item>
                  <text:h text:style-name="P32" text:outline-level="3">VDM++ Multi-threaded Debugging</text:h>
                </text:list-item>
              </text:list>
            </text:list-item>
          </text:list>
        </text:list-item>
      </text:list>
      <text:p text:style-name="Text_20_body">The examples in section 2.4.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0">&gt; break op</text:p>
      <text:p text:style-name="Preformatted_20_Text">Created break [1] in 'A' (threads.vpp) at line 5:9</text:p>
      <text:p text:style-name="Preformatted_20_Text">5: <text:s/><text:tab/><text:tab/>(</text:p>
      <text:p text:style-name="P10">&gt; p new A().run()</text:p>
      <text:p text:style-name="Preformatted_20_Text">Stopped in 'A' (threads.vpp) at line 14:27</text:p>
      <text:p text:style-name="Preformatted_20_Text">14: <text:s/><text:tab/><text:tab/><text:tab/>while true do skip</text:p>
      <text:p text:style-name="P10">[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7">RUNNING</text:span>)</text:p>
      <text:p text:style-name="Preformatted_20_Text">PeriodicThread-11 (RUNNABLE)</text:p>
      <text:p text:style-name="P10">[MainThread-7]&gt; c</text:p>
      <text:p text:style-name="Preformatted_20_Text">Stopped break [1] in 'A' (threads.vpp) at line 5:9</text:p>
      <text:p text:style-name="Preformatted_20_Text">5: <text:s/><text:tab/><text:tab/>(</text:p>
      <text:p text:style-name="P10">[PeriodicThread-8]&gt; c</text:p>
      <text:p text:style-name="Preformatted_20_Text">Thread 8...</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9]&gt; c</text:p>
      <text:p text:style-name="Preformatted_20_Text">Thread 9...</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0]&gt; c</text:p>
      <text:p text:style-name="Preformatted_20_Text">Thread 10...</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text:soft-page-break/>5: <text:s/><text:tab/><text:tab/>(</text:p>
      <text:p text:style-name="P10">[PeriodicThread-11]&gt; c</text:p>
      <text:p text:style-name="Preformatted_20_Text">Thread 11...</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2]&gt; c</text:p>
      <text:p text:style-name="Preformatted_20_Text">Thread 12...</text:p>
      <text:p text:style-name="Preformatted_20_Text">Stopped in 'A' (threads.vpp) at line 14:27</text:p>
      <text:p text:style-name="Preformatted_20_Text">14: <text:s/><text:tab/><text:tab/><text:tab/>while true do skip</text:p>
      <text:p text:style-name="P10">[MainThread-7]&gt; remove 1</text:p>
      <text:p text:style-name="Preformatted_20_Text">Cleared break [1] in 'A' (threads.vpp) at line 5:9</text:p>
      <text:p text:style-name="Preformatted_20_Text">5: <text:s/><text:tab/><text:tab/>(</text:p>
      <text:p text:style-name="P10">[MainThread-7]&gt; c</text:p>
      <text:p text:style-name="Preformatted_20_Text">Stopped break [1] in 'A' (threads.vpp) at line 5:9</text:p>
      <text:p text:style-name="Preformatted_20_Text">5: <text:s/><text:tab/><text:tab/>(</text:p>
      <text:p text:style-name="P10">[PeriodicThread-13]&gt; c</text:p>
      <text:p text:style-name="Preformatted_20_Text">Thread 13...</text:p>
      <text:p text:style-name="Preformatted_20_Text">Thread 14...</text:p>
      <text:p text:style-name="Preformatted_20_Text">Thread 15...</text:p>
      <text:p text:style-name="Preformatted_20_Text">Thread 16...</text:p>
      <text:p text:style-name="P15">Thread 17...</text:p>
      <text:p text:style-name="P10"/>
      <text:p text:style-name="P15"/>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er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35658168" text:continue-numbering="true" text:style-name="Outline">
        <text:list-item>
          <text:list>
            <text:list-item>
              <text:list>
                <text:list-item>
                  <text:h text:style-name="P32"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0">$ java -jar vdmjc-2.0.1.jar &lt;-vdmsl | -vdmpp | -vdmrt&gt; [command]</text:p>
      <text:p text:style-name="Preformatted_20_Text"/>
      <text:p text:style-name="Preformatted_20_Text"/>
      <text:p text:style-name="Text_20_body">The behaviour can be changed by settings in a <text:span text:style-name="T1">vdmjc.properties </text:span><text:span text:style-name="T2">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2.0.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1">help </text:span><text:span text:style-name="T2">command will always show you what you can do:</text:span></text:p>
      <text:p text:style-name="P11"/>
      <text:p text:style-name="P11">Dialect is VDM_RT</text:p>
      <text:p text:style-name="Preformatted_20_Text">&gt; <text:span text:style-name="T7">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15">&gt;</text:p>
      <text:p text:style-name="P15"/>
      <text:p text:style-name="P15"/>
      <text:p text:style-name="Text_20_body">To load a specification, starting an instance of VDMJ, you use the <text:span text:style-name="T1">load </text:span><text:span text:style-name="T2">command:</text:span></text:p>
      <text:p text:style-name="P15"/>
      <text:p text:style-name="Preformatted_20_Text">&gt; <text:span text:style-name="T7">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text:soft-page-break/>Standard error redirected to client</text:p>
      <text:p text:style-name="P15">[Id 1: STARTING]&gt; </text:p>
      <text:p text:style-name="P15"/>
      <text:p text:style-name="P15"/>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2">command:</text:span></text:p>
      <text:p text:style-name="Preformatted_20_Text"/>
      <text:p text:style-name="P10">[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4.1.</text:p>
      <text:p text:style-name="Text_20_body">Note that the final state of the system is STOPPED rather than STARTING now. This reflects the way the remote debugging protocol works<text:note text:id="ftn1" text:note-class="footnote"><text:note-citation>1</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10">[Id 1: STOPPED]&gt; p obj1</text:p>
      <text:p text:style-name="Preformatted_20_Text">[Id 1: RUNNING]&gt; </text:p>
      <text:p text:style-name="Preformatted_20_Text">obj1 = A{#2, val:=0}</text:p>
      <text:p text:style-name="Preformatted_20_Text"/>
      <text:p text:style-name="P10">[Id 1: STOPPED]&gt; p obj1.Set(123)</text:p>
      <text:p text:style-name="Preformatted_20_Text">[Id 1: RUNNING]&gt; </text:p>
      <text:p text:style-name="Preformatted_20_Text">obj1.Set(123) = ()</text:p>
      <text:p text:style-name="Preformatted_20_Text">[Id 1: STOPPED]&gt; </text:p>
      <text:p text:style-name="Preformatted_20_Text"/>
      <text:p text:style-name="P10">[Id 1: STOPPED]&gt; p obj1</text:p>
      <text:p text:style-name="Preformatted_20_Text">[Id 1: RUNNING]&gt; </text:p>
      <text:p text:style-name="Preformatted_20_Text">obj1 = A{#2, val:=123}</text:p>
      <text:p text:style-name="P15">[Id 1: STOPPED]&gt;</text:p>
      <text:p text:style-name="P15"/>
      <text:p text:style-name="P15"/>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reformatted_20_Text"/>
      <text:p text:style-name="P23"/>
      <text:p text:style-name="Text_20_body">To illustrate threaded debugging, we use the <text:span text:style-name="T1">factorial </text:span><text:span text:style-name="T2">example from the CSK VDM++ manual.</text:span></text:p>
      <text:p text:style-name="Preformatted_20_Text"/>
      <text:p text:style-name="P10">[Id 1: STARTING]&gt; break 35</text:p>
      <text:p text:style-name="Preformatted_20_Text"><text:soft-page-break/>Breakpoint [1] set</text:p>
      <text:p text:style-name="P10">[Id 1: STARTING]&gt; p new Factorial().factorial(2)</text:p>
      <text:p text:style-name="Preformatted_20_Text">[Id 1: RUNNING]&gt; </text:p>
      <text:p text:style-name="Preformatted_20_Text">[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10">[Id 1: BREAK]&gt; thread 8</text:p>
      <text:p text:style-name="P10">[Id 8: BREAK]&gt; p i</text:p>
      <text:p text:style-name="Preformatted_20_Text">[Id 8: BREAK]&gt; </text:p>
      <text:p text:style-name="Preformatted_20_Text">i = 1</text:p>
      <text:p text:style-name="P10">[Id 8: BREAK]&gt; p j</text:p>
      <text:p text:style-name="Preformatted_20_Text">[Id 8: BREAK]&gt; </text:p>
      <text:p text:style-name="Preformatted_20_Text">j = 2</text:p>
      <text:p text:style-name="P10">[Id 8: BREAK]&gt; c</text:p>
      <text:p text:style-name="P10">[Id 8: RUNNING]&gt; thread 1</text:p>
      <text:p text:style-name="P10">[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9: BREAK</text:p>
      <text:p text:style-name="P10">[Id 1: BREAK]&gt; thread 9</text:p>
      <text:p text:style-name="P10">[Id 9: BREAK]&gt; p j</text:p>
      <text:p text:style-name="Preformatted_20_Text">[Id 9: BREAK]&gt; </text:p>
      <text:p text:style-name="Preformatted_20_Text">j = 1</text:p>
      <text:p text:style-name="P10">[Id 9: BREAK]&gt; c</text:p>
      <text:p text:style-name="P10">[Id 9: RUNNING]&gt; thread 8</text:p>
      <text:p text:style-name="P10">[Id 8: BREAK]&gt; c</text:p>
      <text:p text:style-name="Preformatted_20_Text">[Id 8: RUNNING]&gt; </text:p>
      <text:p text:style-name="Preformatted_20_Text">Thread stopped: Id 9: STOPPED</text:p>
      <text:p text:style-name="P10">[Id 8: RUNNING]&gt; thread 1</text:p>
      <text:p text:style-name="P10">[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text:soft-page-break/>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10: BREAK</text:p>
      <text:p text:style-name="P10">[Id 1: BREAK]&gt; thread 10</text:p>
      <text:p text:style-name="P10">[Id 10: BREAK]&gt; c</text:p>
      <text:p text:style-name="P10">[Id 10: RUNNING]&gt; thread 8</text:p>
      <text:p text:style-name="P10">[Id 8: BREAK]&gt; c</text:p>
      <text:p text:style-name="Preformatted_20_Text">[Id 8: RUNNING]&gt; </text:p>
      <text:p text:style-name="Preformatted_20_Text">Thread stopped: Id 10: STOPPED</text:p>
      <text:p text:style-name="P10">[Id 8: RUNNING]&gt; thread 1</text:p>
      <text:p text:style-name="P10">[Id 1: BREAK]&gt; c</text:p>
      <text:p text:style-name="Preformatted_20_Text">[Id 1: RUNNING]&gt; </text:p>
      <text:p text:style-name="Preformatted_20_Text">Thread stopped: Id 8: STOPPED</text:p>
      <text:p text:style-name="P10">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1">threads </text:span><text:span text:style-name="T2">command shows that both threads have stopped because of the breakpoint, and the </text:span><text:span text:style-name="T1">thread 8 </text:span><text:span text:style-name="T2">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21">This is confusing, as with the simple command line debugger. But with VDMJC, as with a GUI, you can switch to any thread context you wish at any time.</text:p>
      <text:p text:style-name="P21">Similarly, tracepoints can be used to display variables without stopping:</text:p>
      <text:p text:style-name="P11"/>
      <text:p text:style-name="P10"><text:span text:style-name="T2">[Id 1: STOPPED]&gt; </text:span><text:span text:style-name="T2">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10">[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0">new Factorial().factorial(3) = 6</text:p>
      <text:p text:style-name="Preformatted_20_Text">[Id 1: STOPPED]&gt; </text:p>
      <text:p text:style-name="Preformatted_20_Text">[Id 15: RUNNING] mk_(i,j) = mk_(2, 2) at [2]</text:p>
      <text:p text:style-name="P15">[Id 1: STOPPED]&gt;</text:p>
      <text:p text:style-name="P15"/>
      <text:p text:style-name="P15"/>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ext:soft-page-break/>To finish a VDMJ session, use the <text:span text:style-name="T1">quit </text:span><text:span text:style-name="T2">command:</text:span></text:p>
      <text:p text:style-name="P11"/>
      <text:p text:style-name="P10"><text:span text:style-name="T2">[Id 1: STOPPED]&gt; </text:span><text:span text:style-name="T2">quit</text:span></text:p>
      <text:p text:style-name="Preformatted_20_Text">Terminating VDMJ process</text:p>
      <text:p text:style-name="P15">&gt;</text:p>
      <text:p text:style-name="P15"/>
      <text:p text:style-name="P15"/>
      <text:p text:style-name="Text_20_body">This returns to the original VDMJC prompt, as no specification is now loaded. It does not leave the client immediately (a further <text:span text:style-name="T1">quit </text:span><text:span text:style-name="T2">will do that).</text:span></text:p>
      <text:p text:style-name="Text_20_body"><text:span text:style-name="T2">The other way to start a specification from this point is to use the </text:span><text:span text:style-name="T1">eval </text:span><text:span text:style-name="T2">command rather than </text:span><text:span text:style-name="T1">load</text:span><text:span text:style-name="T2">. This is very similar, except an expression is prompted for at the start, and it is executed via the </text:span><text:span text:style-name="T1">run </text:span><text:span text:style-name="T2">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1"/>
      <text:p text:style-name="Preformatted_20_Text">&gt; <text:span text:style-name="T7">eval factorial.vpp</text:span></text:p>
      <text:p text:style-name="P10">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10">[Id 1: STARTING]&gt; run</text:p>
      <text:p text:style-name="Preformatted_20_Text">[Id 1: RUNNING]&gt; </text:p>
      <text:p text:style-name="Preformatted_20_Text">stdout: 24</text:p>
      <text:p text:style-name="Preformatted_20_Text">[Id 1: STOPPED]&gt; </text:p>
      <text:p text:style-name="Preformatted_20_Text"/>
      <text:list xml:id="list35641673"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2"> [7].</text:span></text:p>
      <text:p text:style-name="P21">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2">To provide this, a class or module may defined a "traces" section that defines an arbitrary number of trace specifications. Each of these is a </text:span><text:span text:style-name="T1">pattern </text:span><text:span text:style-name="T2">which expands into a number of operation call sequences to be made against one or more instances of the classes under test (which is usually not the class with the traces definition).</text:span></text:p>
      <text:p text:style-name="P21">For example:</text:p>
      <text:p text:style-name="P11"/>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6">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1">class Tester</text:p>
      <text:p text:style-name="P11">instance variables</text:p>
      <text:p text:style-name="P11"><text:tab/>obj:Tested := new Tested();</text:p>
      <text:p text:style-name="P11"/>
      <text:p text:style-name="P11">traces</text:p>
      <text:p text:style-name="P11"><text:tab/>test1: obj.op1();</text:p>
      <text:p text:style-name="P11"><text:tab/>test2: obj.op1(); obj.op1(); obj.op1();</text:p>
      <text:p text:style-name="P11"/>
      <text:p text:style-name="P11">end Tester</text:p>
      <text:p text:style-name="P11"/>
      <text:p text:style-name="P11"/>
      <text:p text:style-name="P21">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1">runtrace</text:span> command to execute such traces.</text:p>
      <text:p text:style-name="P21">If this specification is loaded into the VDMJ interpreter, the following output is produced:</text:p>
      <text:p text:style-name="P11"/>
      <text:p text:style-name="P10">&gt; runtrace Tester`test1</text:p>
      <text:p text:style-name="Preformatted_20_Text">Test 1 = obj.op1()</text:p>
      <text:p text:style-name="Preformatted_20_Text">Result = [1, PASSED]</text:p>
      <text:p text:style-name="Preformatted_20_Text">Executed in 0.04 secs.</text:p>
      <text:p text:style-name="Preformatted_20_Text"/>
      <text:p text:style-name="P10">&gt; runtrace Tester`test2</text:p>
      <text:p text:style-name="Preformatted_20_Text">Test 1 = obj.op1(); obj.op1(); obj.op1()</text:p>
      <text:p text:style-name="Preformatted_20_Text">Result = [1, 2, 3, PASSED]</text:p>
      <text:p text:style-name="Preformatted_20_Text">Executed in 0.011 secs. </text:p>
      <text:p text:style-name="Preformatted_20_Text"/>
      <text:p text:style-name="Preformatted_20_Text"/>
      <text:p text:style-name="Text_20_body">Each test first prints out the sequences of calls they will make. Both traces only produce one test sequence so they are both called "Test 1", but there can be several (see below). Then each test sequence is executed, printing out a sequence of results from the operation step, followed by a <text:span text:style-name="T1">verdict </text:span><text:span text:style-name="T2">on how the test sequence completed.</text:span></text:p>
      <text:p text:style-name="P21">Suppose, based on the tests above, that the Tested class was really designed to have the op1 <text:soft-page-break/>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11"/>
      <text:p text:style-name="Preformatted_20_Text"><text:span text:style-name="T2"><text:tab/>test2: obj.op1()</text:span><text:span text:style-name="T3">{1,5}</text:span></text:p>
      <text:p text:style-name="P11"/>
      <text:p text:style-name="P11"/>
      <text:p text:style-name="P21">That indicates that the op1 call is to be made once, then twice, then three times and so on, up to five times – ie. this single trace specification actually describes five separate tests:</text:p>
      <text:p text:style-name="P11"/>
      <text:p text:style-name="P12">&gt; runtrace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21">Notice that now there are five tests listed, Test 1 to Test 5, and that they each have one more op1 call than the previous. Note also that the object being tested has been <text:span text:style-name="T1">initialized</text:span> between each test – since the results start at 1 every time.</text:p>
      <text:p text:style-name="P21">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18"><text:tab/><text:tab/>let x in set {1,...,10} be <text:span text:style-name="T4">st</text:span> x <text:span text:style-name="T4">mod</text:span> 2 = 0 in</text:p>
      <text:p text:style-name="Preformatted_20_Text"><text:tab/><text:tab/><text:tab/>let y = x + 1 in</text:p>
      <text:p text:style-name="P18"><text:tab/><text:tab/><text:tab/><text:tab/>(<text:span text:style-name="T4">obj</text:span>.op1(); <text:span text:style-name="T4">obj</text:span>.op2(x,y){1,2} | <text:span text:style-name="T4">obj</text:span>.op1())</text:p>
      <text:p text:style-name="P18"/>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st 7 = obj.op1(); obj.op2(6, 7)</text:p>
      <text:p text:style-name="Preformatted_20_Text">Result = [1, 14, PASSED]</text:p>
      <text:p text:style-name="Preformatted_20_Text"><text:soft-page-break/>Test 8 = obj.op1(); obj.op2(6, 7); obj.op2(6, 7)</text:p>
      <text:p text:style-name="Preformatted_20_Text">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15">Executed in 0.032 secs.</text:p>
      <text:p text:style-name="P15"/>
      <text:p text:style-name="P15"/>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18"><text:tab/>public op2: <text:span text:style-name="T4">int</text:span> * <text:span text:style-name="T4">int</text:span> ==&gt; <text:span text:style-name="T4">int</text:span></text:p>
      <text:p text:style-name="P18"><text:tab/><text:tab/>op2(x, y) == ( total := total + x + y; return total; )</text:p>
      <text:p text:style-name="P18"><text:tab/><text:tab/>post total &lt; 10;</text:p>
      <text:p text:style-name="Preformatted_20_Tex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7">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7">FAILED</text:span>]</text:p>
      <text:p text:style-name="Preformatted_20_Text">Test 5 = obj.op1(); obj.op2(4, 5); obj.op2(4, 5)</text:p>
      <text:p text:style-name="Preformatted_20_Text">Test 5 <text:span text:style-name="T7">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list xml:id="list35660237" text:continue-numbering="true" text:style-name="Outline">
        <text:list-item>
          <text:list>
            <text:list-item>
              <text:h text:style-name="Heading_20_2" text:outline-level="2"><text:soft-page-break/>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race operation, which will cause just one test to be executed – and therefore debugged in isolation. For example:</text:p>
      <text:p text:style-name="Preformatted_20_Text"/>
      <text:p text:style-name="Preformatted_20_Text">traces</text:p>
      <text:p text:style-name="Preformatted_20_Text"><text:span text:style-name="T8"><text:tab/>T1: let x in set {111, 222} in obj.</text:span><text:span text:style-name="T5">op</text:span><text:span text:style-name="T9">(x){1, 3}</text:span></text:p>
      <text:p text:style-name="Preformatted_20_Text"/>
      <text:p text:style-name="Preformatted_20_Text"/>
      <text:p text:style-name="P14">&gt; runtrace Tester`T1<text:tab/><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14">&gt; runtrace Tester`T1 5<text:tab/><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10">&gt; break op</text:p>
      <text:p text:style-name="Preformatted_20_Text">Created break [1] in 'Tested' (test.vpp) at line 10:18</text:p>
      <text:p text:style-name="Preformatted_20_Text">10: <text:s/><text:tab/><text:tab/>op(a) == ( total := total + a; return total; );</text:p>
      <text:p text:style-name="P10">&gt; runtrace Tester`T1 5</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0</text:p>
      <text:p text:style-name="P10">[CTMainThread-14]&gt; c</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222</text:p>
      <text:p text:style-name="P10">[CTMainThread-14]&gt; p a</text:p>
      <text:p text:style-name="Preformatted_20_Text">a = 222</text:p>
      <text:p text:style-name="P10">[CTMainThread-14]&gt; c</text:p>
      <text:p text:style-name="Preformatted_20_Text">Test 5 = obj.op(222); obj.op(222)</text:p>
      <text:p text:style-name="Preformatted_20_Text">Result = [222, 444, PASSED]</text:p>
      <text:p text:style-name="Preformatted_20_Text">Executed in 40.773 secs. </text:p>
      <text:p text:style-name="Preformatted_20_Text">&gt; </text:p>
      <text:p text:style-name="Preformatted_20_Text"/>
      <text:p text:style-name="P10">&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text:soft-page-break/>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18">class A</text:p>
      <text:p text:style-name="P18">operations</text:p>
      <text:p text:style-name="P18"><text:tab/>public <text:span text:style-name="T4">op</text:span>: <text:span text:style-name="T4">int</text:span> * <text:span text:style-name="T4">int</text:span> ==&gt; ()</text:p>
      <text:p text:style-name="P18"><text:tab/><text:span text:style-name="T4">op</text:span>(a, b) == let - = a/b in skip;</text:p>
      <text:p text:style-name="P18"><text:tab/></text:p>
      <text:p text:style-name="P18">end A</text:p>
      <text:p text:style-name="P18"/>
      <text:p text:style-name="P18">class B</text:p>
      <text:p text:style-name="P18">instance variables</text:p>
      <text:p text:style-name="P18"><text:tab/>obj:A := new A();</text:p>
      <text:p text:style-name="P18"><text:tab/></text:p>
      <text:p text:style-name="P18">traces</text:p>
      <text:p text:style-name="P18"><text:tab/>T: let x in set {-1, 0, 1} in <text:span text:style-name="T4">obj</text:span>.<text:span text:style-name="T4">op</text:span>(1, x);</text:p>
      <text:p text:style-name="P18"><text:tab/></text:p>
      <text:p text:style-name="P20">end B</text:p>
      <text:p text:style-name="P20"/>
      <text:p text:style-name="P20"/>
      <text:p text:style-name="Text_20_body">If we simply run the B`T test, this will produce a result with a divide by zero error in the 2nd test:</text:p>
      <text:p text:style-name="Preformatted_20_Text"/>
      <text:p text:style-name="P10">&gt; runtrace B`T</text:p>
      <text:p text:style-name="Preformatted_20_Text">Test 1 = obj.op(1, -1)</text:p>
      <text:p text:style-name="Preformatted_20_Text">Result = [(), PASSED]</text:p>
      <text:p text:style-name="Preformatted_20_Text">Test 2 = obj.op(1, 0)</text:p>
      <text:p text:style-name="Preformatted_20_Text">Result = [Error 4134: Infinite or NaN trouble in 'A' at line 4:26, FAILED]</text:p>
      <text:p text:style-name="Preformatted_20_Text">Test 3 = obj.op(1, 1)</text:p>
      <text:p text:style-name="Preformatted_20_Text">Result = [(), PASSED]</text:p>
      <text:p text:style-name="Preformatted_20_Text">Executed in 0.031 secs. </text:p>
      <text:p text:style-name="P15">&gt; </text:p>
      <text:p text:style-name="Preformatted_20_Text"/>
      <text:p text:style-name="Text_20_body">So we might try to set a breakpoint on the operation, re-run just the second test and step into the evaluation.</text:p>
      <text:p text:style-name="Preformatted_20_Text"/>
      <text:p text:style-name="P10">&gt; break op</text:p>
      <text:p text:style-name="Preformatted_20_Text">Created break [1] in 'A' (CT.vpp) at line 4:17</text:p>
      <text:p text:style-name="Preformatted_20_Text">4: <text:s/><text:tab/>op(a, b) == let - = a/b in skip;</text:p>
      <text:p text:style-name="P10">&gt; runtrace B`T 2</text:p>
      <text:p text:style-name="Preformatted_20_Text">Stopped break [1] in 'A' (CT.vpp) at line 4:17</text:p>
      <text:p text:style-name="Preformatted_20_Text">4: <text:s/><text:tab/>op(a, b) == let - = a/b in skip;</text:p>
      <text:p text:style-name="P10">[CTMainThread-14]&gt; n</text:p>
      <text:p text:style-name="Preformatted_20_Text">Test 2 = obj.op(1, 0)</text:p>
      <text:p text:style-name="Preformatted_20_Text">Result = [Error 4134: Infinite or NaN trouble in 'A' at line 4:26, FAILED]</text:p>
      <text:p text:style-name="Preformatted_20_Text">Executed in 3.516 secs. </text:p>
      <text:p text:style-name="Preformatted_20_Text">&gt; </text:p>
      <text:p text:style-name="Preformatted_20_Text"/>
      <text:p text:style-name="Text_20_body">Unfortunately, because the exception is treated as the final result of the test, this does not trap into the debugger when the exception occurs. Instead, the exception string is simply recorded with the value of previous step return values and given as the overall result of the test. So to run combinatorial tests in a mode where exceptions <text:span text:style-name="T1">do </text:span><text:span text:style-name="T2">trap into the debugger, you can start them with a different command: </text:span><text:span text:style-name="T1">debugtrace</text:span><text:span text:style-name="T2">. In this mode, we don't need the breakpoint to let us "step up to" the error, we can just let it run until it fails, and traps into the debugger.</text:span></text:p>
      <text:p text:style-name="Preformatted_20_Text"/>
      <text:p text:style-name="P14">&gt; remove 1</text:p>
      <text:p text:style-name="P15">Cleared break [1] in 'A' (CT.vpp) at line 4:17</text:p>
      <text:p text:style-name="P15">4: <text:s/><text:tab/>op(a, b) == let - = a/b in skip;</text:p>
      <text:p text:style-name="P14"><text:soft-page-break/>&gt; debugtrace B`T 2</text:p>
      <text:p text:style-name="P16">Error 4134: Infinite or NaN trouble in 'A' at line 4:26</text:p>
      <text:p text:style-name="P15">Stopped in 'A' (CT.vpp) at line 4:26</text:p>
      <text:p text:style-name="P15">4: <text:s/><text:tab/>op(a, b) == let - = a/b in skip;</text:p>
      <text:p text:style-name="P14">[CTMainThread-15]&gt; p a</text:p>
      <text:p text:style-name="P15">a = 1</text:p>
      <text:p text:style-name="P14">[CTMainThread-15]&gt; p b</text:p>
      <text:p text:style-name="P15">b = 0</text:p>
      <text:p text:style-name="P10">[CTMainThread-15]&gt; stack</text:p>
      <text:p text:style-name="Preformatted_20_Text">Stopped [CTMainThread-15] in 'A' (CT.vpp) at line 4:26</text:p>
      <text:p text:style-name="Preformatted_20_Text">In context of let statement in 'A' (CT.vpp) at line 4:17</text:p>
      <text:p text:style-name="Preformatted_20_Text"><text:tab/>self = A{#11}</text:p>
      <text:p text:style-name="Preformatted_20_Text"><text:tab/>b = 0</text:p>
      <text:p text:style-name="Preformatted_20_Text"><text:tab/>a = 1</text:p>
      <text:p text:style-name="Preformatted_20_Text">In object context of op(a, b) in 'B' (CT.vpp) at line 13:35</text:p>
      <text:p text:style-name="Preformatted_20_Text">In object context of B() in 'B' (CT.vpp) at line 8:7</text:p>
      <text:p text:style-name="Preformatted_20_Text">In root context of public static environment</text:p>
      <text:p text:style-name="P10">[CTMainThread-15]&gt; c</text:p>
      <text:p text:style-name="P15">Test 2 = obj.op(1, 0)</text:p>
      <text:p text:style-name="P15">Result = [Error 4134: Infinite or NaN trouble in 'A' at line 4:26, FAILED]</text:p>
      <text:p text:style-name="P15">Executed in 14.093 secs. </text:p>
      <text:p text:style-name="P15">&gt; </text:p>
      <text:list xml:id="list35639045" text:continue-numbering="true" text:style-name="Outline">
        <text:list-item>
          <text:list>
            <text:list-item>
              <text:h text:style-name="Heading_20_2" text:outline-level="2">Filtering Tests</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100} in obj.op(x){1,3};</text:p>
      <text:p text:style-name="Preformatted_20_Text"/>
      <text:p text:style-name="Preformatted_20_Text"/>
      <text:p text:style-name="Text_20_body">That generates 300 tests...</text:p>
      <text:p text:style-name="Preformatted_20_Text"/>
      <text:p text:style-name="P10">&gt; runtrace B`T</text:p>
      <text:p text:style-name="Preformatted_20_Text">Test 1 = obj.op(1)</text:p>
      <text:p text:style-name="Preformatted_20_Text">Result = [(), PASSED]</text:p>
      <text:p text:style-name="Preformatted_20_Text">Test 2 = obj.op(1); obj.op(1)</text:p>
      <text:p text:style-name="Preformatted_20_Text">Result = [(), (), PASSED]</text:p>
      <text:p text:style-name="Preformatted_20_Text">Test 3 = obj.op(1); obj.op(1); obj.op(1)</text:p>
      <text:p text:style-name="Preformatted_20_Text">Result = [(), (), (), PASSED]</text:p>
      <text:p text:style-name="Preformatted_20_Text">Test 4 = obj.op(2)</text:p>
      <text:p text:style-name="Preformatted_20_Text">Result = [(), PASSED]</text:p>
      <text:p text:style-name="Preformatted_20_Text">...</text:p>
      <text:p text:style-name="Preformatted_20_Text">Test 298 = obj.op(100)</text:p>
      <text:p text:style-name="Preformatted_20_Text">Result = [(), PASSED]</text:p>
      <text:p text:style-name="Preformatted_20_Text">Test 299 = obj.op(100); obj.op(100)</text:p>
      <text:p text:style-name="Preformatted_20_Text">Result = [(), (), PASSED]</text:p>
      <text:p text:style-name="Preformatted_20_Text">Test 300 = obj.op(100); obj.op(100); obj.op(100)</text:p>
      <text:p text:style-name="Preformatted_20_Text">Result = [(), (), (), PASSED]</text:p>
      <text:p text:style-name="Preformatted_20_Text">Executed in 0.657 secs. </text:p>
      <text:p text:style-name="Preformatted_20_Text">&gt; </text:p>
      <text:p text:style-name="Preformatted_20_Text"/>
      <text:p text:style-name="Preformatted_20_Text"/>
      <text:p text:style-name="Text_20_body">You can see how a similar trace could generate thousands or millions of tests. So to reduce the number of tests executed, we can use a <text:span text:style-name="T1">filter </text:span><text:span text:style-name="T2">command. This is a global setting that applies to all combinatorial tests. The simplest way to use the command is to specify a percentage of the tests you </text:span><text:soft-page-break/><text:span text:style-name="T2">want to run – say 10%.</text:span></text:p>
      <text:p text:style-name="P10">&gt; filter 10</text:p>
      <text:p text:style-name="Preformatted_20_Text">Trace filter currently 10.0% RANDOM</text:p>
      <text:p text:style-name="P10">&gt; runtrace B`T</text:p>
      <text:p text:style-name="Preformatted_20_Text">Test 1 = obj.op(7); obj.op(7)</text:p>
      <text:p text:style-name="Preformatted_20_Text">Result = [(), (), PASSED]</text:p>
      <text:p text:style-name="Preformatted_20_Text">Test 2 = obj.op(8); obj.op(8); obj.op(8)</text:p>
      <text:p text:style-name="Preformatted_20_Text">Result = [(), (), (), PASSED]</text:p>
      <text:p text:style-name="Preformatted_20_Text">...</text:p>
      <text:p text:style-name="Preformatted_20_Text">Test 29 = obj.op(92); obj.op(92); obj.op(92)</text:p>
      <text:p text:style-name="Preformatted_20_Text">Result = [(), (), (), PASSED]</text:p>
      <text:p text:style-name="Preformatted_20_Text">Test 30 = obj.op(96); obj.op(96)</text:p>
      <text:p text:style-name="Preformatted_20_Text">Result = [(), (), PASSED]</text:p>
      <text:p text:style-name="Preformatted_20_Text">Executed in 0.078 secs. </text:p>
      <text:p text:style-name="Preformatted_20_Text">&gt;</text:p>
      <text:p text:style-name="Preformatted_20_Text"/>
      <text:p text:style-name="Preformatted_20_Text"/>
      <text:p text:style-name="Text_20_body">Notice that now we only generate 30 tests (10% of 300). The 30 we get are selected at random from the 300, so from the arguments passed you can see the first one is number 7, then 8, and the last two are 92 and 96. If you run the test again <text:span text:style-name="T1">you will get precisely the same selection of tests</text:span><text:span text:style-name="T2">. This is important, because you want the selection to be repeatable while you are testing.</text:span></text:p>
      <text:p text:style-name="P21">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10">&gt; filter 1</text:p>
      <text:p text:style-name="Preformatted_20_Text">Trace filter currently 1.0% RANDOM</text:p>
      <text:p text:style-name="P10">&gt; runtrace B`T</text:p>
      <text:p text:style-name="Preformatted_20_Text">Test 1 = obj.op(2); obj.op(2); obj.op(2)</text:p>
      <text:p text:style-name="Preformatted_20_Text">Result = [(), (), (), PASSED]</text:p>
      <text:p text:style-name="Preformatted_20_Text">Test 2 = obj.op(60); obj.op(60); obj.op(60)</text:p>
      <text:p text:style-name="Preformatted_20_Text">Result = [(), (), (), PASSED]</text:p>
      <text:p text:style-name="Preformatted_20_Text">Test 3 = obj.op(68)</text:p>
      <text:p text:style-name="Preformatted_20_Text">Result = [(), PASSED]</text:p>
      <text:p text:style-name="Preformatted_20_Text">Executed in 0.094 secs. </text:p>
      <text:p text:style-name="Preformatted_20_Text"/>
      <text:p text:style-name="P10">&gt; filter shapes_novars</text:p>
      <text:p text:style-name="Preformatted_20_Text">Trace filter currently 1.0% SHAPES_NOVARS</text:p>
      <text:p text:style-name="P10">&gt; runtrace B`T</text:p>
      <text:p text:style-name="Preformatted_20_Text">Test 1 = obj.op(3); obj.op(3); obj.op(3)</text:p>
      <text:p text:style-name="Preformatted_20_Text">Result = [(), (), (), PASSED]</text:p>
      <text:p text:style-name="Preformatted_20_Text">Test 2 = obj.op(4)</text:p>
      <text:p text:style-name="Preformatted_20_Text">Result = [(), PASSED]</text:p>
      <text:p text:style-name="Preformatted_20_Text">Test 3 = obj.op(29); obj.op(29)</text:p>
      <text:p text:style-name="Preformatted_20_Text">Result = [(), (), PASSED]</text:p>
      <text:p text:style-name="Preformatted_20_Text">Executed in 0.031 secs. </text:p>
      <text:p text:style-name="Preformatted_20_Text"/>
      <text:p text:style-name="P10">&gt; filter</text:p>
      <text:p text:style-name="Preformatted_20_Text">Usage: filter %age | RANDOM | SHAPES_NOVARS | SHAPES_VARNAMES | SHAPES_VARVALUES</text:p>
      <text:p text:style-name="Preformatted_20_Text">Trace filter currently 1.0% SHAPES_NOVARS</text:p>
      <text:p text:style-name="Preformatted_20_Text">&gt;</text:p>
      <text:p text:style-name="Preformatted_20_Text"/>
      <text:p text:style-name="Preformatted_20_Text"/>
      <text:p text:style-name="Text_20_body">Notice that in the random 1% reduction (giving three tests) two tests have three op calls, and the last test has one. There are tests with two op calls, but this "shape" is missed entirely. By changing the filter to use shapes, a different set of tests is selected and this time those with a shape of one, two and three op calls are all represented. The other reduction options additionally consider "let" loop variable <text:soft-page-break/>names and their values when identifying shapes. <text:s/>See [11].</text:p>
      <text:list xml:id="list35659673"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0">$ java -jar vdmj-2.0.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0">$ java -jar vdmj-2.0.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0">$ java -jar vdmj-2.0.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0">$ java -jar vdmj-2.0.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5">&gt; </text:p>
      <text:p text:style-name="Preformatted_20_Text"/>
      <text:p text:style-name="Text_20_body">Appendix B lists the character set names that may be used with -c or -t.</text:p>
      <text:list xml:id="list35659999"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ext:soft-page-break/>To avoid perfectly deterministic execution (and so reveal synchronization problems that worked "by 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35656156"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2">example used in section 2.3.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22"/>
      <text:p text:style-name="Preformatted_20_Text">&gt;<text:span text:style-name="T7">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10">seq</text:span> of M;</text:p>
      <text:p text:style-name="Preformatted_20_Text">--<text:span text:style-name="T10">inv</text:span> Q == </text:p>
      <text:p text:style-name="Preformatted_20_Text">-- <text:s/><text:span text:style-name="T10">forall</text:span> a in set <text:span text:style-name="T10">elems</text:span> Q &amp;</text:p>
      <text:p text:style-name="Preformatted_20_Text">-- <text:s text:c="3"/>(not exists b in set <text:span text:style-name="T10">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10">nat</text:span></text:p>
      <text:p text:style-name="Preformatted_20_Text"><text:s text:c="5"/>stop : <text:span text:style-name="T10">nat</text:span></text:p>
      <text:p text:style-name="Preformatted_20_Text"><text:span text:style-name="T10">inv</text:span> mk_M(-, a, b) == (b &gt;= a)</text:p>
      <text:p text:style-name="Preformatted_20_Text"/>
      <text:p text:style-name="Preformatted_20_Text"/>
      <text:p text:style-name="Preformatted_20_Text">state Memory of</text:p>
      <text:p text:style-name="Preformatted_20_Text"><text:s text:c="2"/><text:span text:style-name="T10">rseed</text:span>: <text:span text:style-name="T10">nat</text:span></text:p>
      <text:p text:style-name="Preformatted_20_Text"><text:s text:c="2"/>Q3: Quadrant</text:p>
      <text:p text:style-name="Preformatted_20_Text"><text:s text:c="2"/>Q4: Quadrant</text:p>
      <text:p text:style-name="Preformatted_20_Text"><text:span text:style-name="T10">inv</text:span> mk_Memory(-, q3, q4) == <text:span text:style-name="T10">len</text:span> q3 &gt; 0 and <text:span text:style-name="T10">len</text:span> q4 &gt; 0</text:p>
      <text:p text:style-name="Preformatted_20_Text"><text:span text:style-name="T10">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10">sizeof</text:span>: M -&gt; nat1</text:p>
      <text:p text:style-name="Preformatted_20_Text"><text:span text:style-name="T10">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10">spacefor</text:span>: nat1 * Quadrant -&gt; nat1</text:p>
      <text:p text:style-name="Preformatted_20_Text"><text:soft-page-break/><text:span text:style-name="T10">spacefor</text:span>(size, Q) ==</text:p>
      <text:p text:style-name="Preformatted_20_Text"><text:s text:c="2"/>cases Q:</text:p>
      <text:p text:style-name="Preformatted_20_Text"><text:s text:c="4"/>[] <text:s text:c="8"/>-&gt; MAXMEM + 1,</text:p>
      <text:p text:style-name="Preformatted_20_Text"><text:s text:c="4"/>[h] ^ tail -&gt; if h.type = &lt;FREE&gt; and <text:span text:style-name="T10">sizeof</text:span>(h) &gt;= size</text:p>
      <text:p text:style-name="Preformatted_20_Text"><text:s text:c="18"/>then <text:span text:style-name="T10">sizeof</text:span>(h) </text:p>
      <text:p text:style-name="Preformatted_20_Text"><text:s text:c="18"/>else <text:span text:style-name="T10">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10">nat</text:span></text:p>
      <text:p text:style-name="Preformatted_20_Text">QuadrantLen(-,list) == </text:p>
      <text:p text:style-name="Preformatted_20_Text"><text:s text:c="2"/><text:span text:style-name="T10">len</text:span> list;</text:p>
      <text:p text:style-name="Preformatted_20_Text"/>
      <text:p text:style-name="Preformatted_20_Text"><text:span text:style-name="T10">bestfit</text:span>: nat1 * Quadrant -&gt; nat1</text:p>
      <text:p text:style-name="Preformatted_20_Text"><text:span text:style-name="T10">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10">sizeof</text:span>(h) &gt;= size</text:p>
      <text:p text:style-name="Preformatted_20_Text"><text:s text:c="18"/>then least(<text:span text:style-name="T10">sizeof</text:span>(h), <text:span text:style-name="T10">bestfit</text:span>(size, tail))</text:p>
      <text:p text:style-name="Preformatted_20_Text"><text:s text:c="18"/>else <text:span text:style-name="T10">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10">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10">pre</text:span> hole &gt;= size</text:p>
      <text:p text:style-name="Preformatted_20_Text">measure QuadrantLen2;</text:p>
      <text:p text:style-name="Preformatted_20_Text"/>
      <text:p text:style-name="Preformatted_20_Text">QuadrantLen2: nat1 * nat1 * Quadrant -&gt; <text:span text:style-name="T10">nat</text:span></text:p>
      <text:p text:style-name="Preformatted_20_Text">QuadrantLen2(-,-,list) == </text:p>
      <text:p text:style-name="Preformatted_20_Text"><text:s text:c="2"/><text:span text:style-name="T10">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10">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10">nat</text:span></text:p>
      <text:p text:style-name="Preformatted_20_Text">QuadrantLen0(list) == </text:p>
      <text:p text:style-name="Preformatted_20_Text"><text:s text:c="2"/><text:span text:style-name="T10">len</text:span> list;</text:p>
      <text:p text:style-name="Preformatted_20_Text"/>
      <text:p text:style-name="Preformatted_20_Text">delete: M * Quadrant -&gt; Quadrant</text:p>
      <text:p text:style-name="Preformatted_20_Text">delete(item, Q) ==</text:p>
      <text:p text:style-name="Preformatted_20_Text"><text:s text:c="2"/>if <text:span text:style-name="T10">hd</text:span> Q = item</text:p>
      <text:p text:style-name="Preformatted_20_Text"><text:s text:c="2"/>then combine([mk_M(&lt;FREE&gt;, item.start, item.stop)] ^ <text:span text:style-name="T10">tl</text:span> Q)</text:p>
      <text:p text:style-name="Preformatted_20_Text"><text:s text:c="2"/>else [<text:span text:style-name="T10">hd</text:span> Q] ^ delete(item, <text:span text:style-name="T10">tl</text:span> Q)</text:p>
      <text:p text:style-name="Preformatted_20_Text"><text:s text:c="2"/>measure MQuadrantLen;</text:p>
      <text:p text:style-name="Preformatted_20_Text"/>
      <text:p text:style-name="Preformatted_20_Text"><text:soft-page-break/>MQuadrantLen: M * Quadrant -&gt; <text:span text:style-name="T10">nat</text:span></text:p>
      <text:p text:style-name="Preformatted_20_Text">MQuadrantLen(-,list) == </text:p>
      <text:p text:style-name="Preformatted_20_Text"><text:s text:c="2"/><text:span text:style-name="T10">len</text:span> list;</text:p>
      <text:p text:style-name="Preformatted_20_Text"/>
      <text:p text:style-name="Preformatted_20_Text">fragments: Quadrant -&gt; <text:span text:style-name="T10">nat</text:span></text:p>
      <text:p text:style-name="Preformatted_20_Text">fragments(Q) ==</text:p>
      <text:p text:style-name="Preformatted_20_Text"><text:s text:c="2"/>card {x | x in set <text:span text:style-name="T10">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10">rseed</text:span> := n;</text:p>
      <text:p text:style-name="Preformatted_20_Text"><text:tab/></text:p>
      <text:p text:style-name="Preformatted_20_Text"><text:span text:style-name="T10">inc</text:span>: () ==&gt; ()</text:p>
      <text:p text:style-name="Preformatted_20_Text"><text:span text:style-name="T10">inc</text:span>() ==</text:p>
      <text:p text:style-name="Preformatted_20_Text"><text:s text:c="2"/>for i = 1 to <text:span text:style-name="T10">rseed</text:span> <text:span text:style-name="T10">mod</text:span> 7 + 3 </text:p>
      <text:p text:style-name="Preformatted_20_Text"><text:s text:c="2"/>do</text:p>
      <text:p text:style-name="Preformatted_20_Text"><text:s text:c="4"/><text:span text:style-name="T10">rseed</text:span> := (<text:span text:style-name="T10">rseed</text:span> * 69069 + 5) <text:span text:style-name="T10">mod</text:span> 4294967296;</text:p>
      <text:p text:style-name="Preformatted_20_Text"/>
      <text:p text:style-name="Preformatted_20_Text"><text:span text:style-name="T10">rand</text:span>: nat1 ==&gt; nat1</text:p>
      <text:p text:style-name="Preformatted_20_Text"><text:span text:style-name="T10">rand</text:span>(n) ==</text:p>
      <text:p text:style-name="Preformatted_20_Text"><text:s/>(<text:span text:style-name="T10">inc</text:span>();</text:p>
      <text:p text:style-name="Preformatted_20_Text"><text:s text:c="2"/>return <text:span text:style-name="T10">rseed</text:span> <text:span text:style-name="T10">mod</text:span> n + 1;</text:p>
      <text:p text:style-name="Preformatted_20_Text"><text:s/>);</text:p>
      <text:p text:style-name="Preformatted_20_Text"/>
      <text:p text:style-name="Preformatted_20_Text">FirstFit: nat1 ==&gt; <text:span text:style-name="T10">bool</text:span></text:p>
      <text:p text:style-name="Preformatted_20_Text">FirstFit(size) ==</text:p>
      <text:p text:style-name="Preformatted_20_Text"><text:s/>(let q4 = <text:span text:style-name="T10">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0">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10">bool</text:span></text:p>
      <text:p text:style-name="Preformatted_20_Text">BestFit(size) ==</text:p>
      <text:p text:style-name="Preformatted_20_Text"><text:s/>(let q4 = <text:span text:style-name="T10">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0">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10">rand</text:span>(2) = 1</text:p>
      <text:p text:style-name="Preformatted_20_Text"><text:s text:c="2"/>then let i = <text:span text:style-name="T10">rand</text:span>(<text:span text:style-name="T10">len</text:span> Q3) </text:p>
      <text:p text:style-name="Preformatted_20_Text"><text:soft-page-break/><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 text:c="2"/>else let i = <text:span text:style-name="T10">rand</text:span>(<text:span text:style-name="T10">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10">pre</text:span> (exists m in set <text:span text:style-name="T10">elems</text:span> Q3 &amp; m.type = &lt;USED&gt;) or</text:p>
      <text:p text:style-name="Preformatted_20_Text"><text:s text:c="4"/>(exists m in set <text:span text:style-name="T10">elems</text:span> Q4 &amp; m.type = &lt;USED&gt;);</text:p>
      <text:p text:style-name="Preformatted_20_Text"/>
      <text:p text:style-name="Preformatted_20_Text">TryFirst: <text:span text:style-name="T10">nat</text:span> ==&gt; <text:span text:style-name="T10">nat</text:span></text:p>
      <text:p text:style-name="Preformatted_20_Text">TryFirst(loops) ==</text:p>
      <text:p text:style-name="Preformatted_20_Text"><text:s/>(<text:span text:style-name="T10">dcl</text:span> count:int := 0;</text:p>
      <text:p text:style-name="Preformatted_20_Text"><text:tab/></text:p>
      <text:p text:style-name="Preformatted_20_Text"><text:s text:c="2"/>while count &lt; loops and FirstFit(<text:span text:style-name="T10">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10">nat</text:span> ==&gt; <text:span text:style-name="T10">nat</text:span></text:p>
      <text:p text:style-name="Preformatted_20_Text">TryBest(loops) ==</text:p>
      <text:p text:style-name="Preformatted_20_Text"><text:s/>(<text:span text:style-name="T10">dcl</text:span> count:int := 0;</text:p>
      <text:p text:style-name="Preformatted_20_Text"><text:tab/></text:p>
      <text:p text:style-name="Preformatted_20_Text"><text:s text:c="2"/>while count &lt; loops and BestFit(<text:span text:style-name="T10">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10">seq</text:span> of (&lt;BEST&gt; | &lt;FIRST&gt; | &lt;SAME&gt;)</text:p>
      <text:p text:style-name="Preformatted_20_Text">main(tries, loops) ==</text:p>
      <text:p text:style-name="Preformatted_20_Text"><text:s/>(<text:span text:style-name="T10">dcl</text:span> result: <text:span text:style-name="T10">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10">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10">elseif</text:span> best &gt; first </text:p>
      <text:p text:style-name="Preformatted_20_Text"><text:s text:c="5"/>then result := result ^ [&lt;BEST&gt;]</text:p>
      <text:p text:style-name="Preformatted_20_Text"><text:s text:c="5"/>else result := result ^ [&lt;FIRST&gt;];</text:p>
      <text:p text:style-name="Preformatted_20_Text"><text:soft-page-break/><text:s text:c="4"/>);</text:p>
      <text:p text:style-name="Preformatted_20_Text"><text:tab/><text:tab/></text:p>
      <text:p text:style-name="Preformatted_20_Text"><text:s text:c="2"/>return result;</text:p>
      <text:p text:style-name="Preformatted_20_Text"><text:s/>)</text:p>
      <text:p text:style-name="Preformatted_20_Text"/>
      <text:p text:style-name="Preformatted_20_Text">end M</text:p>
      <text:p text:style-name="Preformatted_20_Text"/>
      <text:list xml:id="list35665800"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line-height="0.1598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line-height="0.15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table:align="margins" fo:keep-with-next="always"/>
    </style:style>
    <style:style style:name="Table2.A" style:family="table-column">
      <style:table-column-properties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VDMJ User Guide</text:p>
            </table:table-cell>
            <table:table-cell office:value-type="string">
              <text:p text:style-name="MP3">Date: <text:modification-date style:data-style-name="N37">09/12/10</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text:name="Info 1">1.0</text:user-defined></text:p>
            </table:table-cell>
            <table:table-cell table:style-name="Footing.A1" office:value-type="string">
              <text:p text:style-name="MP5">Copyright © Fujitsu Services 2010</text:p>
            </table:table-cell>
            <table:table-cell table:style-name="Footing.A1" office:value-type="string">
              <text:p text:style-name="MP6">Page <text:page-number text:select-page="current">43</text:page-number> of <text:page-count style:num-format="1">43</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COMPANY CONFIDENTIAL</text:p>
            </table:table-cell>
            <table:table-cell office:value-type="string">
              <text:p text:style-name="MP3">Date: <text:modification-date style:data-style-name="N30">09/12/10</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VDM User Guide</dc:title>
    <dc:description>The User Guide for VDMJ.</dc:description>
    <meta:editing-cycles>126</meta:editing-cycles>
    <meta:editing-duration>PT24H22M51S</meta:editing-duration>
    <dc:date>2010-12-09T15:53:28.79</dc:date>
    <meta:keyword>VDMJ</meta:keyword>
    <dc:subject>VDMJ</dc:subject>
    <dc:creator>Nick Battle</dc:creator>
    <meta:document-statistic meta:table-count="5" meta:image-count="0" meta:object-count="0" meta:page-count="43" meta:paragraph-count="1578" meta:word-count="13867" meta:character-count="85050"/>
    <meta:user-defined meta:name="Info 1">1.0</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